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Code_20_Indented">
      <style:paragraph-properties fo:margin-left="0in" fo:margin-right="0in" fo:text-indent="0in" style:auto-text-indent="false"/>
      <style:text-properties fo:font-weight="bold"/>
    </style:style>
    <style:style style:name="P22"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3"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4" style:family="paragraph" style:parent-style-name="Default_20_Text">
      <style:paragraph-properties fo:margin-left="0in" fo:margin-right="0in" fo:text-indent="0in" style:auto-text-indent="false"/>
    </style:style>
    <style:style style:name="P25"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6"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7" style:family="paragraph" style:parent-style-name="Date">
      <style:paragraph-properties fo:margin-left="2.5in" fo:margin-right="0in" fo:text-indent="0in" style:auto-text-indent="false"/>
    </style:style>
    <style:style style:name="P28"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9"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0" style:family="paragraph" style:parent-style-name="Default_20_Text">
      <style:paragraph-properties fo:text-align="start" style:justify-single-word="false" style:text-autospace="none"/>
    </style:style>
    <style:style style:name="P31" style:family="paragraph" style:parent-style-name="Default_20_Text">
      <style:text-properties fo:font-weight="bold"/>
    </style:style>
    <style:style style:name="P32" style:family="paragraph" style:parent-style-name="Default_20_Text">
      <style:text-properties style:font-name="Times New Roman2" fo:font-size="12pt" style:font-name-asian="Times New Roman2" style:font-size-asian="12pt" style:font-name-complex="Times New Roman2" style:font-size-complex="12pt"/>
    </style:style>
    <style:style style:name="P33"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4" style:family="paragraph" style:parent-style-name="Default_20_Text">
      <style:text-properties style:font-name="Helvetica" fo:font-size="10pt" style:font-name-asian="Helvetica" style:font-size-asian="10pt" style:font-name-complex="Helvetica" style:font-size-complex="10pt"/>
    </style:style>
    <style:style style:name="P35"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6" style:family="paragraph" style:parent-style-name="Default_20_Text">
      <style:text-properties style:font-name="Times New Roman"/>
    </style:style>
    <style:style style:name="P37" style:family="paragraph" style:parent-style-name="Default_20_Text">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9"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40" style:family="paragraph" style:parent-style-name="Default_20_Text">
      <style:text-properties fo:color="#000000" style:text-underline-style="none"/>
    </style:style>
    <style:style style:name="P41" style:family="paragraph" style:parent-style-name="Default_20_Text">
      <style:text-properties fo:color="#000000" style:text-underline-style="none" fo:font-weight="bold"/>
    </style:style>
    <style:style style:name="P42" style:family="paragraph" style:parent-style-name="Default_20_Text">
      <style:text-properties fo:color="#000000" style:font-name="Times New Roman" fo:font-size="10pt" style:font-name-asian="Helv" style:font-size-asian="10pt" style:font-name-complex="Helv" style:font-size-complex="10pt"/>
    </style:style>
    <style:style style:name="P43" style:family="paragraph" style:parent-style-name="Default_20_Text">
      <style:text-properties fo:color="#000000" style:font-name="Times New Roman" fo:font-size="12pt" style:font-name-asian="Helv" style:font-size-asian="12pt" style:font-name-complex="Helv" style:font-size-complex="12pt"/>
    </style:style>
    <style:style style:name="P44"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5"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7" style:family="paragraph" style:parent-style-name="Default_20_Text">
      <style:text-properties style:font-name="Times New Roman3" fo:font-size="12pt" style:font-name-asian="Helvetica" style:font-size-asian="10pt" style:font-name-complex="Helvetica" style:font-size-complex="10pt"/>
    </style:style>
    <style:style style:name="P48"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9" style:family="paragraph" style:parent-style-name="Default_20_Text">
      <style:text-properties fo:font-weight="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1"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Default_20_Text">
      <style:paragraph-properties fo:margin-left="0.5in" fo:margin-right="0in" fo:text-indent="0in" style:auto-text-indent="false"/>
    </style:style>
    <style:style style:name="P56"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7" style:family="paragraph" style:parent-style-name="Heading_20_3">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fo:font-weight="bold" style:font-weight-asian="bold" style:font-weight-complex="bold"/>
    </style:style>
    <style:style style:name="P60" style:family="paragraph" style:parent-style-name="Code_20_Indented">
      <style:paragraph-properties fo:margin-left="0.5in" fo:margin-right="0in" fo:text-indent="0in" style:auto-text-indent="false"/>
    </style:style>
    <style:style style:name="P61" style:family="paragraph" style:parent-style-name="Text_20_body">
      <style:paragraph-properties fo:margin-left="0.5in" fo:margin-right="0in" fo:text-indent="0in" style:auto-text-indent="false"/>
      <style:text-properties fo:font-weight="bold"/>
    </style:style>
    <style:style style:name="P62" style:family="paragraph" style:parent-style-name="Body_20_Text_20_First_20_Indent">
      <style:paragraph-properties fo:margin-left="0.5in" fo:margin-right="0in" fo:text-indent="0in" style:auto-text-indent="false"/>
    </style:style>
    <style:style style:name="P63" style:family="paragraph" style:parent-style-name="Text_20_Body_20_Single">
      <style:paragraph-properties fo:margin-top="0in" fo:margin-bottom="0in"/>
    </style:style>
    <style:style style:name="P64" style:family="paragraph" style:parent-style-name="Text_20_Body_20_Single">
      <style:paragraph-properties fo:margin-top="0in" fo:margin-bottom="0in"/>
      <style:text-properties style:font-name="Times New Roman"/>
    </style:style>
    <style:style style:name="P65" style:family="paragraph" style:parent-style-name="Text_20_Body_20_Single">
      <style:paragraph-properties fo:margin-top="0in" fo:margin-bottom="0in"/>
      <style:text-properties style:font-name="Times New Roman" fo:font-weight="normal"/>
    </style:style>
    <style:style style:name="P66"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7"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8" style:family="paragraph" style:parent-style-name="Text_20_Body_20_Single">
      <style:paragraph-properties fo:margin-top="0in" fo:margin-bottom="0in"/>
      <style:text-properties fo:font-style="italic" style:font-style-asian="italic" style:font-style-complex="italic"/>
    </style:style>
    <style:style style:name="P6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70" style:family="paragraph" style:parent-style-name="Default_20_Text">
      <style:paragraph-properties fo:margin-left="1in" fo:margin-right="0in" fo:text-indent="0in" style:auto-text-indent="false"/>
    </style:style>
    <style:style style:name="P71"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name-asian="Helvetica" style:font-size-asian="10pt" style:font-name-complex="Helvetica" style:font-size-complex="10pt"/>
    </style:style>
    <style:style style:name="P72"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size-asian="10pt" style:font-size-complex="10pt"/>
    </style:style>
    <style:style style:name="P7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7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5" style:family="paragraph" style:parent-style-name="Code_20_Indented">
      <style:paragraph-properties fo:margin-left="0.5in" fo:margin-right="0in" fo:text-indent="-0.25in" style:auto-text-indent="false"/>
    </style:style>
    <style:style style:name="P76" style:family="paragraph" style:parent-style-name="Body_20_Text_20_First_20_Indent">
      <style:paragraph-properties fo:margin-left="0.5in" fo:margin-right="0in" fo:text-indent="-0.25in" style:auto-text-indent="false"/>
      <style:text-properties fo:font-weight="bold"/>
    </style:style>
    <style:style style:name="P77" style:family="paragraph" style:parent-style-name="Code_20_Indented">
      <style:paragraph-properties fo:text-align="start" style:justify-single-word="false" style:text-autospace="none"/>
    </style:style>
    <style:style style:name="P78" style:family="paragraph" style:parent-style-name="Code_20_Indented">
      <style:text-properties style:font-name="Times New Roman1"/>
    </style:style>
    <style:style style:name="P79" style:family="paragraph" style:parent-style-name="Code_20_Indented">
      <style:text-properties style:font-name="Times New Roman1" fo:font-size="12pt" style:font-name-asian="Helvetica" style:font-size-asian="12pt" style:font-name-complex="Helvetica" style:font-size-complex="12pt"/>
    </style:style>
    <style:style style:name="P80" style:family="paragraph" style:parent-style-name="Code_20_Indented">
      <style:text-properties style:font-name="Times New Roman1" fo:font-size="12pt" style:font-size-asian="12pt" style:font-size-complex="12pt"/>
    </style:style>
    <style:style style:name="P81"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82" style:family="paragraph" style:parent-style-name="Code_20_Indented">
      <style:text-properties style:font-name-asian="BookMasterGothic-Roman" style:font-name-complex="BookMasterGothic-Roman"/>
    </style:style>
    <style:style style:name="P83"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84"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5" style:family="paragraph" style:parent-style-name="Code_20_Indented">
      <style:text-properties style:font-name="Helvetica" fo:font-size="10pt" style:font-name-asian="Helvetica" style:font-size-asian="10pt" style:font-name-complex="Helvetica" style:font-size-complex="10pt"/>
    </style:style>
    <style:style style:name="P86" style:family="paragraph" style:parent-style-name="Code_20_Indented">
      <style:text-properties fo:color="#000000" style:font-name="Courier New1" fo:font-size="10pt" style:font-name-asian="Courier" style:font-size-asian="10pt" style:font-name-complex="Courier" style:font-size-complex="10pt"/>
    </style:style>
    <style:style style:name="P87"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8" style:family="paragraph" style:parent-style-name="Code_20_Indented">
      <style:text-properties fo:color="#000000" style:font-name-asian="Courier" style:font-name-complex="Courier"/>
    </style:style>
    <style:style style:name="P89" style:family="paragraph" style:parent-style-name="Code_20_Indented">
      <style:text-properties fo:color="#000000" style:font-name="Times New Roman1" fo:font-size="12pt" fo:font-weight="bold" style:font-size-asian="12pt" style:font-size-complex="12pt"/>
    </style:style>
    <style:style style:name="P90" style:family="paragraph" style:parent-style-name="Code_20_Indented">
      <style:text-properties fo:font-weight="bold"/>
    </style:style>
    <style:style style:name="P91" style:family="paragraph" style:parent-style-name="Code_20_Indented">
      <style:paragraph-properties fo:margin-left="1in" fo:margin-right="0in" fo:text-indent="-0.25in" style:auto-text-indent="false"/>
    </style:style>
    <style:style style:name="P92"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93"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94"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5"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7"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8" style:family="paragraph" style:parent-style-name="Code_20_Indented">
      <style:paragraph-properties fo:margin-left="0.25in" fo:margin-right="0in" fo:text-indent="0in" style:auto-text-indent="false"/>
    </style:style>
    <style:style style:name="P9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100" style:family="paragraph" style:parent-style-name="Body_20_Text_20_First_20_Indent">
      <style:paragraph-properties fo:margin-left="0.5in" fo:margin-right="0in" fo:text-indent="0.1457in" style:auto-text-indent="false"/>
    </style:style>
    <style:style style:name="P101" style:family="paragraph" style:parent-style-name="Body_20_Text_20_First_20_Indent">
      <style:paragraph-properties fo:margin-left="0.5in" fo:margin-right="0in" fo:text-indent="0.1457in" style:auto-text-indent="false"/>
      <style:text-properties fo:color="#000000" style:text-underline-style="none"/>
    </style:style>
    <style:style style:name="P10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10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105" style:family="paragraph" style:parent-style-name="Standard">
      <style:text-properties style:font-name="Times New Roman"/>
    </style:style>
    <style:style style:name="P106" style:family="paragraph" style:parent-style-name="Standard">
      <style:text-properties fo:font-weight="bold"/>
    </style:style>
    <style:style style:name="P107" style:family="paragraph" style:parent-style-name="Text_20_body">
      <style:text-properties fo:color="#000000"/>
    </style:style>
    <style:style style:name="P108" style:family="paragraph" style:parent-style-name="Text_20_body">
      <style:text-properties fo:color="#000000" style:font-name="TimesNewRomanPS-ItalicMT" fo:font-style="italic"/>
    </style:style>
    <style:style style:name="P109" style:family="paragraph" style:parent-style-name="Text_20_body">
      <style:text-properties fo:color="#000000" style:font-name="TimesNewRomanPS-ItalicMT" fo:font-size="10pt" fo:font-style="italic"/>
    </style:style>
    <style:style style:name="P110" style:family="paragraph" style:parent-style-name="Text_20_body">
      <style:text-properties fo:color="#000000" style:font-name="TimesNewRomanPS-ItalicMT" fo:font-style="normal"/>
    </style:style>
    <style:style style:name="P111" style:family="paragraph" style:parent-style-name="Text_20_body">
      <style:text-properties fo:color="#000000" style:font-name="TimesNewRomanPS-ItalicMT" fo:font-style="normal" fo:font-weight="bold"/>
    </style:style>
    <style:style style:name="P112" style:family="paragraph" style:parent-style-name="Text_20_body">
      <style:text-properties fo:color="#000000" style:font-name="TimesNewRomanPS-ItalicMT" fo:font-style="normal" fo:font-weight="normal"/>
    </style:style>
    <style:style style:name="P113" style:family="paragraph" style:parent-style-name="Text_20_body">
      <style:text-properties fo:color="#000000" style:font-name="TimesNewRomanPSMT1"/>
    </style:style>
    <style:style style:name="P114" style:family="paragraph" style:parent-style-name="Text_20_body">
      <style:text-properties fo:color="#000000" style:font-name="TimesNewRomanPSMT1" fo:font-weight="normal"/>
    </style:style>
    <style:style style:name="P115" style:family="paragraph" style:parent-style-name="Text_20_body">
      <style:text-properties fo:color="#000000" style:font-name="TimesNewRomanPSMT1" style:text-underline-style="none" fo:font-weight="normal"/>
    </style:style>
    <style:style style:name="P116" style:family="paragraph" style:parent-style-name="Text_20_body">
      <style:text-properties fo:color="#000000" style:font-name="TimesNewRomanPSMT1" fo:font-weight="bold"/>
    </style:style>
    <style:style style:name="P117" style:family="paragraph" style:parent-style-name="Text_20_body">
      <style:text-properties fo:color="#000000" style:font-name="CourierNewPSMT" fo:font-size="10pt"/>
    </style:style>
    <style:style style:name="P118" style:family="paragraph" style:parent-style-name="Text_20_body">
      <style:text-properties fo:color="#000000" style:font-name="CourierNewPSMT" fo:font-size="9pt"/>
    </style:style>
    <style:style style:name="P119" style:family="paragraph" style:parent-style-name="Text_20_body">
      <style:text-properties fo:color="#000000" style:font-name="CourierNewPS-ItalicMT" fo:font-size="10pt" fo:font-style="italic"/>
    </style:style>
    <style:style style:name="P120" style:family="paragraph" style:parent-style-name="Text_20_body">
      <style:text-properties fo:color="#000000" style:font-name="Helv1" fo:font-size="10pt"/>
    </style:style>
    <style:style style:name="P121" style:family="paragraph" style:parent-style-name="Text_20_body">
      <style:text-properties fo:color="#000000" style:font-name="Times New Roman1" fo:font-weight="normal"/>
    </style:style>
    <style:style style:name="P122" style:family="paragraph" style:parent-style-name="Text_20_body">
      <style:text-properties fo:color="#000000" style:font-name="Times New Roman1" fo:font-style="normal" fo:font-weight="normal"/>
    </style:style>
    <style:style style:name="P123" style:family="paragraph" style:parent-style-name="Text_20_body">
      <style:text-properties fo:color="#000000" style:font-name="Times New Roman1" fo:font-style="normal" fo:font-weight="bold"/>
    </style:style>
    <style:style style:name="P124" style:family="paragraph" style:parent-style-name="Text_20_body">
      <style:text-properties fo:color="#000000" style:font-name="TimesNewRomanPS-BoldMT" fo:font-style="normal" fo:font-weight="bold"/>
    </style:style>
    <style:style style:name="P125" style:family="paragraph" style:parent-style-name="Text_20_body">
      <style:text-properties fo:color="#000000" style:font-name="TimesNewRomanPS-BoldMT" fo:font-style="normal" fo:font-weight="normal"/>
    </style:style>
    <style:style style:name="P126" style:family="paragraph" style:parent-style-name="Text_20_body">
      <style:text-properties fo:color="#000000" fo:font-weight="bold"/>
    </style:style>
    <style:style style:name="P127" style:family="paragraph" style:parent-style-name="Text_20_body">
      <style:text-properties fo:color="#000000" style:font-name="Helv" fo:font-size="10pt" style:font-name-asian="Helv" style:font-size-asian="10pt" style:font-name-complex="Helv" style:font-size-complex="10pt"/>
    </style:style>
    <style:style style:name="P128" style:family="paragraph" style:parent-style-name="Text_20_body">
      <style:text-properties fo:color="#000000" style:text-line-through-style="solid" style:font-name="TimesNewRomanPSMT1" fo:font-style="italic"/>
    </style:style>
    <style:style style:name="P129" style:family="paragraph" style:parent-style-name="Text_20_body">
      <style:text-properties fo:color="#ff0000" style:text-line-through-style="solid" style:font-name="TimesNewRomanPSMT1"/>
    </style:style>
    <style:style style:name="P130" style:family="paragraph" style:parent-style-name="Text_20_body">
      <style:text-properties fo:color="#ff0000" fo:font-style="normal" fo:font-weight="normal"/>
    </style:style>
    <style:style style:name="P131" style:family="paragraph" style:parent-style-name="Text_20_body">
      <style:text-properties fo:color="#ff9900"/>
    </style:style>
    <style:style style:name="P132" style:family="paragraph" style:parent-style-name="Text_20_body">
      <style:text-properties fo:color="#ff9900" style:font-name="TimesNewRomanPSMT1"/>
    </style:style>
    <style:style style:name="P133" style:family="paragraph" style:parent-style-name="Text_20_body">
      <style:text-properties fo:color="#ff9900" style:font-name="TimesNewRomanPS-ItalicMT" fo:font-style="italic"/>
    </style:style>
    <style:style style:name="P134" style:family="paragraph" style:parent-style-name="Text_20_body">
      <style:text-properties fo:color="#ff9900" style:font-name="CourierNewPSMT" fo:font-size="10pt"/>
    </style:style>
    <style:style style:name="P135" style:family="paragraph" style:parent-style-name="Default_20_Text">
      <style:paragraph-properties fo:margin-left="-0.5in" fo:margin-right="0in" fo:text-indent="0in" style:auto-text-indent="false"/>
    </style:style>
    <style:style style:name="P136" style:family="paragraph" style:parent-style-name="Body_20_Text_20_First_20_Indent" style:list-style-name="L7"/>
    <style:style style:name="P137" style:family="paragraph" style:parent-style-name="Body_20_Text_20_First_20_Indent" style:list-style-name="L7">
      <style:text-properties fo:font-size="12pt" style:font-size-asian="12pt" style:font-size-complex="12pt"/>
    </style:style>
    <style:style style:name="P138" style:family="paragraph" style:parent-style-name="Body_20_Text_20_First_20_Indent" style:list-style-name="L7">
      <style:text-properties style:font-name="Times New Roman" fo:font-style="normal" style:font-style-asian="normal" style:font-style-complex="normal"/>
    </style:style>
    <style:style style:name="P139" style:family="paragraph" style:parent-style-name="Body_20_Text_20_First_20_Indent" style:list-style-name="L7">
      <style:text-properties style:font-name="Times New Roman"/>
    </style:style>
    <style:style style:name="P140" style:family="paragraph" style:parent-style-name="Body_20_Text_20_First_20_Indent" style:list-style-name="L15"/>
    <style:style style:name="P141" style:family="paragraph" style:parent-style-name="Body_20_Text_20_First_20_Indent" style:list-style-name="L15">
      <style:text-properties fo:font-style="italic" style:font-style-asian="italic" style:font-style-complex="italic"/>
    </style:style>
    <style:style style:name="P14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3" style:family="paragraph" style:parent-style-name="Body_20_Text_20_First_20_Indent" style:list-style-name="L15">
      <style:paragraph-properties fo:margin-left="0in" fo:margin-right="0in" fo:text-indent="0.1457in" style:auto-text-indent="false"/>
    </style:style>
    <style:style style:name="P144" style:family="paragraph" style:parent-style-name="Body_20_Text_20_First_20_Indent" style:list-style-name="L15">
      <style:paragraph-properties fo:margin-left="0in" fo:margin-right="0in" fo:text-indent="0.1457in" style:auto-text-indent="false"/>
      <style:text-properties fo:font-style="italic" style:font-style-asian="italic" style:font-style-complex="italic"/>
    </style:style>
    <style:style style:name="P145" style:family="paragraph" style:parent-style-name="Contents_20_2">
      <style:paragraph-properties>
        <style:tab-stops>
          <style:tab-stop style:position="5.5252in" style:type="right" style:leader-style="dotted" style:leader-text="."/>
        </style:tab-stops>
      </style:paragraph-properties>
    </style:style>
    <style:style style:name="P14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47" style:family="paragraph" style:parent-style-name="Preformatted_20_Text" style:list-style-name="L19">
      <style:paragraph-properties fo:margin-left="0.5in" fo:margin-right="0in" fo:text-indent="0in" style:auto-text-indent="false"/>
    </style:style>
    <style:style style:name="P148" style:family="paragraph" style:parent-style-name="Preformatted_20_Text" style:list-style-name="L20">
      <style:paragraph-properties fo:margin-left="0.5in" fo:margin-right="0in" fo:text-indent="0in" style:auto-text-indent="false"/>
    </style:style>
    <style:style style:name="P149" style:family="paragraph" style:parent-style-name="Preformatted_20_Text" style:list-style-name="L20">
      <style:paragraph-properties fo:margin-left="0.5in" fo:margin-right="0in" fo:margin-top="0in" fo:margin-bottom="0.1965in" fo:text-indent="0in" style:auto-text-indent="false"/>
    </style:style>
    <style:style style:name="P150" style:family="paragraph" style:parent-style-name="Preformatted_20_Text" style:list-style-name="L20">
      <style:paragraph-properties fo:margin-left="0.5in" fo:margin-right="0in" fo:margin-top="0in" fo:margin-bottom="0.1965in" fo:text-indent="0in" style:auto-text-indent="false"/>
      <style:text-properties style:font-name="Times New Roman"/>
    </style:style>
    <style:style style:name="P151" style:family="paragraph" style:parent-style-name="Text_20_body" style:list-style-name="L13">
      <style:text-properties fo:color="#000000" style:font-name="TimesNewRomanPS-BoldMT" fo:font-weight="bold"/>
    </style:style>
    <style:style style:name="P152" style:family="paragraph" style:parent-style-name="Text_20_body">
      <style:text-properties fo:color="#000000" style:font-name="TimesNewRomanPSMT1" fo:font-weight="normal"/>
    </style:style>
    <style:style style:name="P153" style:family="paragraph" style:parent-style-name="Text_20_body">
      <style:paragraph-properties fo:margin-left="0.5in" fo:margin-right="0in" fo:text-indent="0in" style:auto-text-indent="false"/>
      <style:text-properties fo:color="#000000" style:font-name="TimesNewRomanPSMT1" fo:font-style="normal" fo:font-weight="normal" style:font-style-asian="italic" style:font-style-complex="italic"/>
    </style:style>
    <style:style style:name="P154" style:family="paragraph" style:parent-style-name="Heading_20_2">
      <style:text-properties fo:font-weight="bold"/>
    </style:style>
    <style:style style:name="P155" style:family="paragraph" style:parent-style-name="Heading_20_2">
      <style:text-properties style:font-name="Arial" fo:font-size="14pt" style:font-name-asian="Helvetica" style:font-size-asian="14pt" style:font-name-complex="Helvetica" style:font-size-complex="14pt"/>
    </style:style>
    <style:style style:name="P156" style:family="paragraph" style:parent-style-name="Heading_20_2">
      <style:text-properties fo:color="#000000" style:text-underline-style="none"/>
    </style:style>
    <style:style style:name="P157" style:family="paragraph" style:parent-style-name="Heading_20_2">
      <style:text-properties fo:color="#000000" style:text-underline-style="none" fo:font-weight="bold"/>
    </style:style>
    <style:style style:name="P158" style:family="paragraph" style:parent-style-name="Text_20_Body_20_Single" style:list-style-name="L7">
      <style:paragraph-properties fo:margin-left="0.5in" fo:margin-right="0in" fo:margin-top="0in" fo:margin-bottom="0in" fo:text-indent="0in" style:auto-text-indent="false"/>
    </style:style>
    <style:style style:name="P159" style:family="paragraph" style:parent-style-name="Text_20_Body_20_Single" style:list-style-name="L7">
      <style:paragraph-properties fo:margin-top="0in" fo:margin-bottom="0in"/>
      <style:text-properties style:font-name="Times New Roman"/>
    </style:style>
    <style:style style:name="P160" style:family="paragraph" style:parent-style-name="Text_20_Body_20_Single" style:list-style-name="L7">
      <style:paragraph-properties fo:margin-top="0in" fo:margin-bottom="0in"/>
      <style:text-properties style:font-name="Times New Roman" fo:font-style="normal" fo:font-weight="bold"/>
    </style:style>
    <style:style style:name="P161" style:family="paragraph" style:parent-style-name="Text_20_Body_20_Single" style:list-style-name="L7">
      <style:paragraph-properties fo:margin-top="0in" fo:margin-bottom="0in"/>
      <style:text-properties style:font-name="Times New Roman" fo:font-weight="bold"/>
    </style:style>
    <style:style style:name="P162" style:family="paragraph" style:parent-style-name="Text_20_Body_20_Single" style:list-style-name="L7">
      <style:paragraph-properties fo:margin-top="0in" fo:margin-bottom="0in"/>
      <style:text-properties style:font-name="Times New Roman" fo:font-size="10pt" fo:font-weight="normal" style:font-size-asian="10pt" style:font-size-complex="10pt"/>
    </style:style>
    <style:style style:name="P16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10">
      <style:paragraph-properties fo:margin-top="0in" fo:margin-bottom="0in"/>
    </style:style>
    <style:style style:name="P165" style:family="paragraph" style:parent-style-name="Text_20_Body_20_Single" style:list-style-name="L10">
      <style:paragraph-properties fo:margin-top="0in" fo:margin-bottom="0in"/>
      <style:text-properties fo:font-style="italic" style:font-style-asian="italic" style:font-style-complex="italic"/>
    </style:style>
    <style:style style:name="P166" style:family="paragraph" style:parent-style-name="Text_20_Body_20_Single" style:list-style-name="L10">
      <style:paragraph-properties fo:margin-top="0in" fo:margin-bottom="0in" fo:orphans="2" fo:widows="2" style:writing-mode="lr-tb"/>
    </style:style>
    <style:style style:name="P167" style:family="paragraph" style:parent-style-name="Text_20_Body_20_Single" style:list-style-name="L7">
      <style:paragraph-properties fo:margin-left="0in" fo:margin-right="0in" fo:margin-top="0in" fo:margin-bottom="0in" fo:text-indent="0in" style:auto-text-indent="false"/>
      <style:text-properties fo:font-weight="bold"/>
    </style:style>
    <style:style style:name="P168" style:family="paragraph" style:parent-style-name="Text_20_Body_20_Single" style:list-style-name="L7">
      <style:paragraph-properties fo:margin-left="0in" fo:margin-right="0in" fo:margin-top="0in" fo:margin-bottom="0in" fo:text-indent="0in" style:auto-text-indent="false"/>
    </style:style>
    <style:style style:name="P169" style:family="paragraph" style:parent-style-name="Text_20_Body_20_Single" style:list-style-name="L10">
      <style:paragraph-properties fo:margin-left="0in" fo:margin-right="0in" fo:margin-top="0in" fo:margin-bottom="0in" fo:text-indent="0in" style:auto-text-indent="false"/>
      <style:text-properties fo:font-style="normal" style:font-style-asian="normal" style:font-style-complex="normal"/>
    </style:style>
    <style:style style:name="P170" style:family="paragraph" style:parent-style-name="Text_20_Body_20_Single" style:list-style-name="L7">
      <style:paragraph-properties fo:margin-left="0in" fo:margin-right="0in" fo:margin-top="0in" fo:margin-bottom="0in" fo:text-indent="0in" style:auto-text-indent="false"/>
      <style:text-properties fo:font-style="normal" style:font-style-asian="normal" style:font-style-complex="normal"/>
    </style:style>
    <style:style style:name="P171"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172" style:family="paragraph" style:parent-style-name="Text_20_Body_20_Single" style:list-style-name="L7">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173" style:family="paragraph" style:parent-style-name="Default_20_Text" style:list-style-name="L2"/>
    <style:style style:name="P174" style:family="paragraph" style:parent-style-name="Default_20_Text" style:list-style-name="L7"/>
    <style:style style:name="P175" style:family="paragraph" style:parent-style-name="Default_20_Text" style:list-style-name="L8"/>
    <style:style style:name="P176" style:family="paragraph" style:parent-style-name="Default_20_Text" style:list-style-name="L9"/>
    <style:style style:name="P177" style:family="paragraph" style:parent-style-name="Default_20_Text" style:list-style-name="L11"/>
    <style:style style:name="P178" style:family="paragraph" style:parent-style-name="Default_20_Text" style:list-style-name="L12">
      <style:text-properties fo:color="#000000" style:text-underline-style="none" fo:font-weight="bold"/>
    </style:style>
    <style:style style:name="P179" style:family="paragraph" style:parent-style-name="Default_20_Text" style:list-style-name="L16"/>
    <style:style style:name="P180" style:family="paragraph" style:parent-style-name="Default_20_Text" style:list-style-name="L19"/>
    <style:style style:name="P181"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82" style:family="paragraph" style:parent-style-name="Default_20_Text" style:list-style-name="L2">
      <style:paragraph-properties fo:margin-left="0.7398in" fo:margin-right="0in" fo:text-indent="0in" style:auto-text-indent="false"/>
    </style:style>
    <style:style style:name="P183" style:family="paragraph" style:parent-style-name="Default_20_Text" style:list-style-name="L3">
      <style:paragraph-properties fo:margin-left="0.5in" fo:margin-right="0in" fo:text-indent="0in" style:auto-text-indent="false"/>
    </style:style>
    <style:style style:name="P184" style:family="paragraph" style:parent-style-name="Default_20_Text" style:list-style-name="L4">
      <style:paragraph-properties fo:margin-left="0.5in" fo:margin-right="0in" fo:text-indent="0in" style:auto-text-indent="false"/>
    </style:style>
    <style:style style:name="P185" style:family="paragraph" style:parent-style-name="Default_20_Text" style:list-style-name="L19">
      <style:paragraph-properties fo:margin-left="0.5in" fo:margin-right="0in" fo:text-indent="0in" style:auto-text-indent="false"/>
      <style:text-properties style:font-name="Times New Roman" fo:font-size="10pt" style:font-size-asian="10pt" style:font-size-complex="10pt"/>
    </style:style>
    <style:style style:name="P186"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187" style:family="paragraph" style:parent-style-name="Default_20_Text" style:list-style-name="L6">
      <style:paragraph-properties fo:margin-left="0.25in" fo:margin-right="0in" fo:text-indent="0in" style:auto-text-indent="false"/>
      <style:text-properties fo:font-weight="bold"/>
    </style:style>
    <style:style style:name="P188" style:family="paragraph" style:parent-style-name="Default_20_Text" style:list-style-name="L14">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89" style:family="paragraph" style:parent-style-name="Default_20_Text" style:list-style-name="L14">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190"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1" style:family="paragraph" style:parent-style-name="Default_20_Text" style:list-style-name="L17">
      <style:paragraph-properties fo:margin-left="0in" fo:margin-right="0in" fo:text-indent="0in" style:auto-text-indent="false"/>
    </style:style>
    <style:style style:name="P192" style:family="paragraph" style:parent-style-name="Default_20_Text" style:list-style-name="L17">
      <style:paragraph-properties fo:margin-left="0in" fo:margin-right="0in" fo:text-indent="0in" style:auto-text-indent="false"/>
      <style:text-properties fo:font-weight="bold"/>
    </style:style>
    <style:style style:name="P193" style:family="paragraph" style:parent-style-name="Default_20_Text" style:list-style-name="L17">
      <style:paragraph-properties fo:margin-left="0in" fo:margin-right="0in" fo:text-indent="0in" style:auto-text-indent="false"/>
      <style:text-properties fo:font-weight="normal"/>
    </style:style>
    <style:style style:name="P194" style:family="paragraph" style:parent-style-name="Default_20_Text" style:list-style-name="L16">
      <style:paragraph-properties fo:margin-left="0in" fo:margin-right="0in" fo:text-indent="0in" style:auto-text-indent="false"/>
      <style:text-properties fo:font-weight="normal"/>
    </style:style>
    <style:style style:name="P195" style:family="paragraph" style:parent-style-name="Default_20_Text" style:list-style-name="L16">
      <style:paragraph-properties fo:margin-left="0in" fo:margin-right="0in" fo:text-indent="0in" style:auto-text-indent="false"/>
    </style:style>
    <style:style style:name="P196" style:family="paragraph" style:parent-style-name="Default_20_Text" style:list-style-name="L16">
      <style:paragraph-properties fo:margin-left="-0.5in" fo:margin-right="0in" fo:text-indent="0in" style:auto-text-indent="false"/>
    </style:style>
    <style:style style:name="P197" style:family="paragraph" style:parent-style-name="Standard" style:list-style-name="L1"/>
    <style:style style:name="P198" style:family="paragraph" style:parent-style-name="Standard" style:list-style-name="L5"/>
    <style:style style:name="P199" style:family="paragraph" style:parent-style-name="Standard" style:list-style-name="L5">
      <style:text-properties fo:font-size="10pt" style:font-size-asian="10pt" style:font-size-complex="10pt"/>
    </style:style>
    <style:style style:name="P200" style:family="paragraph" style:parent-style-name="Standard" style:list-style-name="L7"/>
    <style:style style:name="P201" style:family="paragraph" style:parent-style-name="Code_20_Indented" style:list-style-name="L2"/>
    <style:style style:name="P202" style:family="paragraph" style:parent-style-name="Code_20_Indented" style:list-style-name="L7"/>
    <style:style style:name="P203" style:family="paragraph" style:parent-style-name="Code_20_Indented" style:list-style-name="L7">
      <style:text-properties style:font-name="Times New Roman" fo:font-style="normal" style:font-style-asian="normal" style:font-style-complex="normal"/>
    </style:style>
    <style:style style:name="P204" style:family="paragraph" style:parent-style-name="Code_20_Indented" style:list-style-name="L7">
      <style:text-properties style:font-name="Times New Roman" fo:font-size="12pt" style:font-size-asian="12pt" style:font-size-complex="12pt"/>
    </style:style>
    <style:style style:name="P205" style:family="paragraph" style:parent-style-name="Code_20_Indented" style:list-style-name="L7">
      <style:text-properties style:font-name="Courier New1" fo:font-size="12pt" fo:font-style="normal" fo:font-weight="normal" style:font-size-asian="12pt" style:font-size-complex="12pt"/>
    </style:style>
    <style:style style:name="P206" style:family="paragraph" style:parent-style-name="Code_20_Indented" style:list-style-name="L7">
      <style:text-properties fo:font-size="12pt" style:font-size-asian="12pt" style:font-size-complex="12pt"/>
    </style:style>
    <style:style style:name="P207" style:family="paragraph" style:parent-style-name="Code_20_Indented" style:list-style-name="L2">
      <style:paragraph-properties fo:margin-left="0.448in" fo:margin-right="0in" fo:text-indent="-0.25in" style:auto-text-indent="false">
        <style:tab-stops/>
      </style:paragraph-properties>
    </style:style>
    <style:style style:name="P208" style:family="paragraph" style:parent-style-name="Code_20_Indented" style:list-style-name="L2">
      <style:paragraph-properties fo:margin-left="0.5in" fo:margin-right="0in" fo:text-indent="-0.25in" style:auto-text-indent="false"/>
    </style:style>
    <style:style style:name="P209" style:family="paragraph" style:parent-style-name="Code_20_Indented" style:list-style-name="L4">
      <style:paragraph-properties fo:margin-left="0in" fo:margin-right="0in" fo:text-indent="-0.25in" style:auto-text-indent="false"/>
    </style:style>
    <style:style style:name="P210" style:family="paragraph" style:parent-style-name="Code_20_Indented" style:list-style-name="L2">
      <style:paragraph-properties fo:margin-left="0in" fo:margin-right="0in" fo:text-indent="-0.25in" style:auto-text-indent="false"/>
    </style:style>
    <style:style style:name="P211" style:family="paragraph" style:parent-style-name="Code_20_Indented" style:list-style-name="L2">
      <style:paragraph-properties fo:margin-left="-1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font-style="normal" fo:font-weight="bold"/>
    </style:style>
    <style:style style:name="T7" style:family="text">
      <style:text-properties fo:language="en" fo:country="US"/>
    </style:style>
    <style:style style:name="T8" style:family="text">
      <style:text-properties style:font-name="Times New Roman"/>
    </style:style>
    <style:style style:name="T9" style:family="text">
      <style:text-properties style:font-name="Times New Roman" fo:font-style="normal" style:font-style-asian="normal" style:font-style-complex="normal"/>
    </style:style>
    <style:style style:name="T10" style:family="text">
      <style:text-properties style:font-name="Times New Roman" fo:font-size="12pt" fo:font-style="normal" fo:font-weight="normal" style:font-size-asian="12pt" style:font-weight-asian="normal" style:font-size-complex="12pt" style:font-weight-complex="normal"/>
    </style:style>
    <style:style style:name="T11" style:family="text">
      <style:text-properties style:font-name="Times New Roman" fo:font-size="12pt" fo:font-style="normal" fo:font-weight="normal" style:font-size-asian="12pt" style:font-size-complex="12pt"/>
    </style:style>
    <style:style style:name="T12" style:family="text">
      <style:text-properties style:font-name="Times New Roman" fo:font-size="12pt" fo:font-style="normal" fo:font-weight="normal" style:font-name-asian="Helvetica" style:font-size-asian="12pt" style:font-name-complex="Helvetica" style:font-size-complex="12pt"/>
    </style:style>
    <style:style style:name="T13"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4" style:family="text">
      <style:text-properties style:font-name="Times New Roman" fo:font-size="12pt" fo:font-style="normal" style:font-size-asian="12pt" style:font-style-asian="italic" style:font-size-complex="12pt" style:font-style-complex="italic"/>
    </style:style>
    <style:style style:name="T15" style:family="text">
      <style:text-properties style:font-name="Times New Roman" fo:font-size="12pt" style:font-name-asian="Helvetica" style:font-size-asian="12pt" style:font-name-complex="Helvetica" style:font-size-complex="12pt"/>
    </style:style>
    <style:style style:name="T16" style:family="text">
      <style:text-properties style:font-name="Times New Roman" fo:font-size="12pt" style:font-size-asian="12pt" style:font-size-complex="12pt"/>
    </style:style>
    <style:style style:name="T17" style:family="text">
      <style:text-properties style:font-name="Times New Roman" fo:font-size="10pt"/>
    </style:style>
    <style:style style:name="T18" style:family="text">
      <style:text-properties style:font-name="Times New Roman" fo:font-size="10pt" fo:font-style="normal" fo:font-weight="normal" style:font-size-asian="10pt" style:font-weight-asian="normal" style:font-size-complex="10pt" style:font-weight-complex="normal"/>
    </style:style>
    <style:style style:name="T19"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20"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1" style:family="text">
      <style:text-properties style:font-name="Times New Roman" fo:font-size="10pt" fo:font-weight="normal" style:font-size-asian="10pt" style:font-size-complex="10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normal"/>
    </style:style>
    <style:style style:name="T25" style:family="text">
      <style:text-properties fo:font-weight="normal" style:font-weight-asian="bold" style:font-weight-complex="bold"/>
    </style:style>
    <style:style style:name="T26" style:family="text">
      <style:text-properties style:font-style-asian="italic" style:font-style-complex="italic"/>
    </style:style>
    <style:style style:name="T27" style:family="text">
      <style:text-properties fo:color="#000000"/>
    </style:style>
    <style:style style:name="T28"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9" style:family="text">
      <style:text-properties fo:color="#000000" style:font-name="Helv" fo:font-size="10pt" fo:font-style="normal" style:font-name-asian="Helv" style:font-size-asian="10pt" style:font-name-complex="Helv" style:font-size-complex="10pt"/>
    </style:style>
    <style:style style:name="T30"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1" style:family="text">
      <style:text-properties fo:color="#000000" style:font-name="Helv" fo:font-size="10pt" style:font-name-asian="Helv" style:font-size-asian="10pt" style:font-name-complex="Helv" style:font-size-complex="10pt"/>
    </style:style>
    <style:style style:name="T32" style:family="text">
      <style:text-properties fo:color="#000000" style:font-name="Helv" fo:font-size="10pt" style:text-underline-style="none" style:font-name-asian="Helv" style:font-size-asian="10pt" style:font-name-complex="Helv" style:font-size-complex="10pt"/>
    </style:style>
    <style:style style:name="T33" style:family="text">
      <style:text-properties fo:color="#000000" style:font-name="Courier" fo:font-size="10pt" style:font-name-asian="Courier" style:font-size-asian="10pt" style:font-name-complex="Courier" style:font-size-complex="10pt"/>
    </style:style>
    <style:style style:name="T34" style:family="text">
      <style:text-properties fo:color="#000000" style:font-name="Courier" fo:font-size="8pt" style:font-name-asian="Courier" style:font-size-asian="8pt" style:font-name-complex="Courier" style:font-size-complex="8pt"/>
    </style:style>
    <style:style style:name="T35" style:family="text">
      <style:text-properties fo:color="#000000" style:font-name="Courier New1" fo:font-size="10pt" style:font-name-asian="Courier" style:font-size-asian="10pt" style:font-name-complex="Courier" style:font-size-complex="10pt"/>
    </style:style>
    <style:style style:name="T36"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7"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8" style:family="text">
      <style:text-properties fo:color="#000000" style:text-underline-style="none"/>
    </style:style>
    <style:style style:name="T39" style:family="text">
      <style:text-properties fo:color="#000000" style:text-underline-style="none" fo:font-weight="normal"/>
    </style:style>
    <style:style style:name="T4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2" style:family="text">
      <style:text-properties fo:color="#000000" style:font-name="Times New Roman" fo:font-size="12pt" style:font-name-asian="Helv" style:font-size-asian="12pt" style:font-name-complex="Helv" style:font-size-complex="12pt"/>
    </style:style>
    <style:style style:name="T43" style:family="text">
      <style:text-properties fo:color="#000000" style:font-name="TimesNewRomanPSMT1"/>
    </style:style>
    <style:style style:name="T44" style:family="text">
      <style:text-properties fo:color="#000000" style:font-name="TimesNewRomanPSMT1" fo:font-size="10pt"/>
    </style:style>
    <style:style style:name="T45" style:family="text">
      <style:text-properties fo:color="#000000" style:font-name="TimesNewRomanPSMT1" fo:font-weight="bold"/>
    </style:style>
    <style:style style:name="T46" style:family="text">
      <style:text-properties fo:color="#000000" style:font-name="TimesNewRomanPSMT1" fo:font-weight="normal"/>
    </style:style>
    <style:style style:name="T47" style:family="text">
      <style:text-properties fo:color="#000000" style:text-line-through-style="solid" style:font-name="TimesNewRomanPSMT1"/>
    </style:style>
    <style:style style:name="T48" style:family="text">
      <style:text-properties fo:color="#000000" style:font-name="TimesNewRomanPS-ItalicMT" fo:font-style="italic"/>
    </style:style>
    <style:style style:name="T49" style:family="text">
      <style:text-properties fo:color="#000000" style:font-name="TimesNewRomanPS-ItalicMT" fo:font-size="10pt" fo:font-style="italic"/>
    </style:style>
    <style:style style:name="T50"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1"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2" style:family="text">
      <style:text-properties fo:color="#000000" style:font-name="Tms Rmn" style:font-name-asian="Tms Rmn" style:font-name-complex="Tms Rmn"/>
    </style:style>
    <style:style style:name="T53"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4" style:family="text">
      <style:text-properties fo:color="#000000" style:font-name="Times New Roman2" fo:font-size="12pt" style:font-name-asian="Times New Roman2" style:font-size-asian="12pt" style:font-name-complex="Times New Roman2" style:font-size-complex="12pt"/>
    </style:style>
    <style:style style:name="T55" style:family="text">
      <style:text-properties fo:color="#000000" style:font-name="Times New Roman2" fo:font-size="12pt" style:text-underline-style="none" style:font-name-asian="Times New Roman2" style:font-size-asian="12pt" style:font-name-complex="Times New Roman2" style:font-size-complex="12pt"/>
    </style:style>
    <style:style style:name="T56"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7" style:family="text">
      <style:text-properties style:font-name-asian="BookMasterGothic-Bold" style:font-style-asian="italic" style:font-weight-asian="bold" style:font-name-complex="BookMasterGothic-Bold" style:font-style-complex="italic" style:font-weight-complex="bold"/>
    </style:style>
    <style:style style:name="T58" style:family="text">
      <style:text-properties style:font-name="Times New Roman1"/>
    </style:style>
    <style:style style:name="T59" style:family="text">
      <style:text-properties style:font-name="Times New Roman1" fo:font-size="12pt" fo:font-style="italic" fo:font-weight="normal" style:font-size-asian="12pt" style:font-style-asian="italic" style:font-size-complex="12pt" style:font-style-complex="italic"/>
    </style:style>
    <style:style style:name="T60" style:family="text">
      <style:text-properties style:font-name="Times New Roman1" fo:font-size="12pt" style:font-name-asian="Helvetica" style:font-size-asian="12pt" style:font-name-complex="Helvetica" style:font-size-complex="12pt"/>
    </style:style>
    <style:style style:name="T61" style:family="text">
      <style:text-properties style:font-name="Times New Roman1" fo:font-size="12pt" style:font-size-asian="12pt" style:font-size-complex="12pt"/>
    </style:style>
    <style:style style:name="T62" style:family="text">
      <style:text-properties style:font-name="Times New Roman1" fo:font-size="12pt" fo:font-style="normal" style:font-name-asian="BookMasterGothic-Roman" style:font-size-asian="12pt" style:font-name-complex="BookMasterGothic-Roman" style:font-size-complex="12pt"/>
    </style:style>
    <style:style style:name="T6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4"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5"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6" style:family="text">
      <style:text-properties style:font-name="Times New Roman1" fo:font-style="normal" style:font-style-asian="italic" style:font-style-complex="italic"/>
    </style:style>
    <style:style style:name="T67" style:family="text">
      <style:text-properties style:font-name="Times New Roman1" style:font-name-asian="BookMasterGothic-Roman" style:font-name-complex="BookMasterGothic-Roman"/>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ize="12pt" fo:font-style="normal" style:font-size-asian="12pt" style:font-style-asian="italic" style:font-size-complex="12pt" style:font-style-complex="italic"/>
    </style:style>
    <style:style style:name="T70" style:family="text">
      <style:text-properties fo:font-size="12pt" fo:font-style="normal" style:font-size-asian="12pt" style:font-style-asian="normal" style:font-size-complex="12pt" style:font-style-complex="normal"/>
    </style:style>
    <style:style style:name="T71" style:family="text">
      <style:text-properties style:font-name="Helvetica" fo:font-size="10pt" style:font-name-asian="Helvetica" style:font-size-asian="10pt" style:font-name-complex="Helvetica" style:font-size-complex="10pt"/>
    </style:style>
    <style:style style:name="T72" style:family="text">
      <style:text-properties style:font-name="Arial2" style:font-name-asian="BookMasterGothic-Roman" style:font-name-complex="BookMasterGothic-Roman"/>
    </style:style>
    <style:style style:name="T73" style:family="text">
      <style:text-properties style:font-name="Courier New1" fo:font-size="12pt" fo:font-style="normal" fo:font-weight="normal" style:font-size-asian="12pt" style:font-style-asian="italic" style:font-size-complex="12pt" style:font-style-complex="italic"/>
    </style:style>
    <style:style style:name="T74" style:family="text">
      <style:text-properties fo:color="#ff0000" style:font-name="TimesNewRomanPSMT1"/>
    </style:style>
    <style:style style:name="T75" style:family="text">
      <style:text-properties style:font-name="TimesNewRomanPS-ItalicMT" fo:font-style="italic"/>
    </style:style>
    <style:style style:name="T76" style:family="text">
      <style:text-properties style:font-name="CourierNewPSMT" fo:font-size="10pt"/>
    </style:style>
    <style:style style:name="T77" style:family="text">
      <style:text-properties style:font-name="CourierNewPSMT" fo:font-size="9pt"/>
    </style:style>
    <style:style style:name="T78" style:family="text">
      <style:text-properties fo:color="#0000ff" style:font-name="TimesNewRomanPS-ItalicMT" fo:font-style="italic"/>
    </style:style>
    <style:style style:name="T79" style:family="text">
      <style:text-properties style:font-name="TimesNewRomanPSMT1"/>
    </style:style>
    <style:style style:name="T80"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XCAT 2 DB2 Setup</text:p>
      <text:p text:style-name="P27"><text:date style:data-style-name="N37" text:date-value="2010-11-09T08:26:06.68">11/09/10</text:date>, <text:time style:data-style-name="N43" text:time-value="2010-11-09T08:26:06.68">08:26:07 AM</text:time></text:p>
      <text:p text:style-name="Date"/>
      <text:table-of-content text:style-name="Sect1" text:name="Table of Contents1">
        <text:table-of-content-source text:outline-level="3"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46"><text:a xlink:type="simple" xlink:href="#__RefHeading__15956_666694827">1.0 <text:s/>Overview Setup <text:s/>DB2 on the Management Node<text:tab/>2</text:a></text:p>
          <text:p text:style-name="P146"><text:a xlink:type="simple" xlink:href="#__RefHeading__15958_666694827">2.0 <text:s/>Install DB2 on the Management Node<text:tab/>3</text:a></text:p>
          <text:p text:style-name="P145"><text:a xlink:type="simple" xlink:href="#__RefHeading__15960_666694827">2.1 Disk space needed <text:s/>to install DB2 <text:tab/>4</text:a></text:p>
          <text:p text:style-name="P145"><text:a xlink:type="simple" xlink:href="#__RefHeading__15962_666694827">2.2 Installation Steps<text:tab/>4</text:a></text:p>
          <text:p text:style-name="P145"><text:a xlink:type="simple" xlink:href="#__RefHeading__15964_666694827">2.3 Installing the DB2 License<text:tab/>6</text:a></text:p>
          <text:p text:style-name="P145"><text:a xlink:type="simple" xlink:href="#__RefHeading__15966_666694827">2.4 Installing Latest Fix Packs<text:tab/>7</text:a></text:p>
          <text:p text:style-name="P146"><text:a xlink:type="simple" xlink:href="#__RefHeading__15968_666694827">3.0 Installation and Setup of <text:s/>DBD::DB2 Perl modules<text:tab/>8</text:a></text:p>
          <text:p text:style-name="P145"><text:a xlink:type="simple" xlink:href="#__RefHeading__15970_666694827">3.1 perl-DBI<text:tab/>8</text:a></text:p>
          <text:p text:style-name="P145"><text:a xlink:type="simple" xlink:href="#__RefHeading__15972_666694827">3.2 Install <text:s/>the Perl DBD::DB2 code<text:tab/>8</text:a></text:p>
          <text:p text:style-name="P146"><text:a xlink:type="simple" xlink:href="#__RefHeading__15974_666694827">4.0 <text:s/>Setting up the DB2 Server Instance<text:tab/>9</text:a></text:p>
          <text:p text:style-name="P146"><text:a xlink:type="simple" xlink:href="#__RefHeading__15976_666694827">5.0 Start the DB2 Server <text:tab/>12</text:a></text:p>
          <text:p text:style-name="P145"><text:a xlink:type="simple" xlink:href="#__RefHeading__15978_666694827">5.1 Increasing processor entitlement<text:tab/>12</text:a></text:p>
          <text:p text:style-name="P145"><text:a xlink:type="simple" xlink:href="#__RefHeading__15980_666694827">5.2 <text:s/>Useful DB2 Commands<text:tab/>12</text:a></text:p>
          <text:p text:style-name="P146"><text:a xlink:type="simple" xlink:href="#__RefHeading__15982_666694827">6.0 <text:s/>Setup Database Manager<text:tab/>13</text:a></text:p>
          <text:p text:style-name="P146"><text:a xlink:type="simple" xlink:href="#__RefHeading__15984_666694827">7.0 <text:s/>Create the xCAT Database <text:tab/>13</text:a></text:p>
          <text:p text:style-name="P145"><text:a xlink:type="simple" xlink:href="#__RefHeading__15986_666694827">7.1 Restart the Instance to Apply the Changes<text:tab/>14</text:a></text:p>
          <text:p text:style-name="P146"><text:a xlink:type="simple" xlink:href="#__RefHeading__15988_666694827">8.0 <text:s/>Migrate xCAT data to DB2 <text:tab/>14</text:a></text:p>
          <text:p text:style-name="P146"><text:a xlink:type="simple" xlink:href="#__RefHeading__15990_666694827">9.0 <text:s/>Setting up the DB2 Client on the Service Nodes.<text:tab/>16</text:a></text:p>
          <text:p text:style-name="P145"><text:a xlink:type="simple" xlink:href="#__RefHeading__15992_666694827">9.1 <text:s/>Installing the DB2 Client software on the SN<text:tab/>16</text:a></text:p>
          <text:p text:style-name="P145"><text:a xlink:type="simple" xlink:href="#__RefHeading__6970_316290128">9.2 Automatic install of DB2 and Client setup on SN<text:tab/>16</text:a></text:p>
          <text:p text:style-name="P145"><text:a xlink:type="simple" xlink:href="#__RefHeading__6972_316290128">9.3 Manual install of DB2 and Client setup on the SN<text:tab/>17</text:a></text:p>
          <text:p text:style-name="P145"><text:a xlink:type="simple" xlink:href="#__RefHeading__16002_666694827">9.4 <text:s/>Test the Database Connection <text:tab/>23</text:a></text:p>
          <text:p text:style-name="P145"><text:a xlink:type="simple" xlink:href="#__RefHeading__16004_666694827">9.5 <text:s/>Start the xCAT daemon<text:tab/>23</text:a></text:p>
          <text:p text:style-name="P146"><text:a xlink:type="simple" xlink:href="#__RefHeading__16006_666694827">10.0 <text:s/>Adding ODBC support <text:tab/>23</text:a></text:p>
          <text:p text:style-name="P145"><text:a xlink:type="simple" xlink:href="#__RefHeading__16008_666694827">10.1 Setup the ODBC on the Management Node (DB2 Server)<text:tab/>24</text:a></text:p>
          <text:p text:style-name="P145"><text:a xlink:type="simple" xlink:href="#__RefHeading__16010_666694827">10.2 Setup ODBC on the Service Nodes<text:tab/>27</text:a></text:p>
          <text:p text:style-name="P146"><text:a xlink:type="simple" xlink:href="#__RefHeading__16014_666694827">11.0 <text:s/>Migrating to AIX 7.1<text:tab/>30</text:a></text:p>
          <text:p text:style-name="P146"><text:a xlink:type="simple" xlink:href="#__RefHeading__16016_666694827">12.0 <text:s/>Removing xCAT from DB2<text:tab/>31</text:a></text:p>
          <text:p text:style-name="P146"><text:a xlink:type="simple" xlink:href="#__RefHeading__16018_666694827">13.0 <text:s/>Removing <text:s/>DB2 from MN and SN<text:tab/>31</text:a></text:p>
          <text:p text:style-name="P146"><text:a xlink:type="simple" xlink:href="#__RefHeading__16020_666694827">14.0 <text:s/>References<text:tab/>33</text:a></text:p>
          <text:p text:style-name="P146"><text:a xlink:type="simple" xlink:href="#__RefHeading__16022_666694827">15.0 <text:s/>Diagnostics<text:tab/>33</text:a></text:p>
          <text:p text:style-name="P146"><text:a xlink:type="simple" xlink:href="#__RefHeading__16024_666694827">16.0 <text:s/>Appendix A:Building Perl DBD::DB2 code<text:tab/>34</text:a></text:p>
        </text:index-body>
      </text:table-of-content>
      <text:p text:style-name="P28"/>
      <text:p text:style-name="P29"/>
      <text:p text:style-name="P30"/>
      <text:h text:style-name="Heading_20_1" text:outline-level="1"><text:bookmark text:name="__RefHeading__15956_666694827"/><text:s/>Overview Setup <text:s/>DB2 on the Management Node<text:bookmark-end text:name="__RefHeading__15956_666694827"/></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4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6">( </text:span><text:span text:style-name="T42">AIX61J- AIX61 TL5 <text:s text:c="2"/>(AIX 6.1.5.0)) or later. </text:span></text:p>
      <text:p text:style-name="P43"/>
      <text:p text:style-name="P42"/>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xml:id="list28225970" text:style-name="RTF_5f_Num_20_4">
        <text:list-header>
          <text:p text:style-name="P181"><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74"/>
      <text:p text:style-name="P74"><text:a xlink:type="simple" xlink:href="http://www-01.ibm.com/support/docview.wss?uid=swg27009474"/></text:p>
      <text:p text:style-name="P32"/>
      <text:p text:style-name="P73"><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73"><text:tab/></text:p>
      <text:p text:style-name="P73"><text:tab/>For more references: <text:s/>see the <text:reference-ref text:reference-format="text" text:ref-name="References"> References</text:reference-ref> section. </text:p>
      <text:p text:style-name="P73"/>
      <text:p text:style-name="P73"/>
      <text:p text:style-name="P73"><text:tab/><text:span text:style-name="T22">Note: with all the DB2 commands run below, <text:s/>be patient. <text:s/>Some take several minutes to complete , and some take several seconds to return the prompt, <text:s/>even </text:span><text:span text:style-name="T22">after they say they have completed. <text:s text:c="2"/>Never <text:s/>kill a command while running. <text:s/>It can cost you hours of recovery work. <text:s/>( Been there, done that).</text:span></text:p>
      <text:h text:style-name="Heading_20_1" text:outline-level="1"><text:bookmark text:name="__RefHeading__15958_666694827"/><text:reference-mark-start text:name="Install MySQL"/><text:s/><text:reference-mark-start text:name="Install DB2 on the MN"/>Install DB2 on the Management Node<text:bookmark-end text:name="__RefHeading__15958_666694827"/><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9">Configuring and Managing BlueGene <text:s/></text:span><text:a xlink:type="simple" xlink:href="http://www.redbooks.ibm.com/redbooks/pdfs/sg247352.pdf"><text:span text:style-name="T59">DB2 Setup Sections.</text:span></text:a> <text:s/>We will be using a Command Line (manual) <text:s/>installation method, not the Web interface. </text:p>
      <text:p text:style-name="P65">All of the following steps must be run logged into the Management Node (xcatmn) <text:s/>as <text:span text:style-name="T22">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1">Note: Setup of DB2 on AIX assumes that root is running ksh and on Linux bash. </text:p>
      <text:h text:style-name="Heading_20_2" text:outline-level="2"><text:bookmark text:name="__RefHeading__15960_666694827"/><text:reference-mark-start text:name="Disk space needed  to install DB2 "/>Disk space needed <text:s/>to install DB2 <text:bookmark-end text:name="__RefHeading__15960_666694827"/><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xml:id="list28224408" text:style-name="L1">
        <text:list-item>
          <text:p text:style-name="P197">To copy the tarball and unzip and untar -- <text:s text:c="2"/>at least 4 gigabytes</text:p>
        </text:list-item>
        <text:list-item>
          <text:p text:style-name="P197"><text:soft-page-break/>To install DB2 code ( MN and SN) in /opt <text:s text:c="2"/>-- at least <text:s/>1.5 gigabytes</text:p>
        </text:list-item>
        <text:list-item>
          <text:p text:style-name="P197">To create xcatdb database and instance on MN <text:s/>in /var – Need minimum of <text:span text:style-name="T21">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text:bookmark text:name="__RefHeading__15962_666694827"/>Installation Steps<text:bookmark-end text:name="__RefHeading__15962_666694827"/></text:h>
      <text:p text:style-name="Default_20_Text"/>
      <text:list xml:id="list28218973" text:style-name="L2">
        <text:list-item>
          <text:p text:style-name="P173">To uncompress the image, <text:s/>copy the tar file or files to a temporary file system containing at least 2 gigabytes of free space, here we used <text:span text:style-name="T22">/db2source.</text:span> We will use the default install path /opt/ibm/db2/V9.7 (linux) <text:s/>or /opt/IBM/db2/V9.7 (AIX) <text:s text:c="2"/>for the database, <text:s text:c="2"/>which also must contain <text:s text:c="2"/>2 gigabytes of free space. <text:s/></text:p>
          <text:p text:style-name="P201"/>
          <text:p text:style-name="P182"/>
        </text:list-item>
        <text:list-item>
          <text:p text:style-name="P173"><text:s/>Untar the download package:</text:p>
          <text:p text:style-name="P207"><text:s text:c="2"/>cd /db2source</text:p>
          <text:p text:style-name="P201">On Linux: </text:p>
          <text:p text:style-name="P201"><text:s text:c="2"/>zcat <text:s/>DB2_ESE_97_Linux_ipSeries.tar.gz | tar -xvf-</text:p>
          <text:p text:style-name="P201"><text:s/>or <text:s/></text:p>
          <text:p text:style-name="P201">On AIX:</text:p>
          <text:p text:style-name="P201"><text:s/>gunzip DB2_ESE_97_AIX.tar.gz </text:p>
          <text:p text:style-name="P201"><text:s/>tar -xvf DB2_ESE_97_AIX.tar </text:p>
          <text:p text:style-name="P201"><text:s/></text:p>
          <text:p text:style-name="P208"/>
          <text:p text:style-name="P173"/>
        </text:list-item>
        <text:list-item>
          <text:p text:style-name="P173"><text:s/>Additional software required:</text:p>
        </text:list-item>
      </text:list>
      <text:p text:style-name="Heading_20_3"><text:reference-mark-start text:name="Linux Runtime Environment"/>Linux IBM VAC compiler Runtime Environment<text:reference-mark-end text:name="Linux Runtime Environment"/> </text:p>
      <text:list xml:id="list28374845" text:continue-numbering="true" text:style-name="L2">
        <text:list-header>
          <text:p text:style-name="P173"/>
        </text:list-header>
      </text:list>
      <text:p text:style-name="Default_20_Text"><text:span text:style-name="T22">If on Linux</text:span>, <text:s/></text:p>
      <text:p text:style-name="Body_20_Text_20_First_20_Indent">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p text:style-name="Default_20_Text"/>
      <text:list xml:id="list28231247" text:style-name="L3">
        <text:list-item>
          <text:p text:style-name="P183">For our SLES 10 ppc system, <text:s text:c="2"/>download the following:</text:p>
        </text:list-item>
      </text:list>
      <text:p text:style-name="P70">vacpp.rte.90.sles10.*.update.tar.gz into /db2source/vac9.0.</text:p>
      <text:list xml:id="list28235301" text:style-name="L4">
        <text:list-item>
          <text:p text:style-name="P184">We unzip and untar the software: <text:s text:c="67"/>zcat vacpp.rte.90.sles10.*.update.tar.gz | tar -xvf-</text:p>
        </text:list-item>
        <text:list-item>
          <text:p text:style-name="P184"><text:soft-page-break/>Apply the updates, t<text:span text:style-name="T15">his installs the runtime libraries consisting of three RPMs – vacpp.rte, xlsmp.rte,and xlsmp.msg.rte.</text:span></text:p>
          <text:p text:style-name="P209"><text:s text:c="6"/>cd /db2source/vac9.0</text:p>
        </text:list-item>
      </text:list>
      <text:p text:style-name="P91"><text:s text:c="3"/>rpm -Uvh *.rpm</text:p>
      <text:p text:style-name="P91"/>
      <text:p text:style-name="P135"><text:tab/><text:span text:style-name="T22">If on AIX</text:span>, <text:s/></text:p>
      <text:p text:style-name="Default_20_Text"><text:s text:c="23"/></text:p>
      <text:p text:style-name="P71">There are a few <text:s/>lpps that are needed for DB2 that may not normally be installed.</text:p>
      <text:p text:style-name="P71"/>
      <text:p text:style-name="P71">Base AIX LPPs <text:line-break/>bos.adt ( need bos.adt.libm, bos.adt.debug, bos.adt.prof,<text:line-break/>bos.adt.syscalls)<text:line-break/>bos.loc.com.utf <text:line-break/>bos.loc.iso (bos.loc.iso.en_US) <text:line-break/>bos.loc.utf.EN_US </text:p>
      <text:p text:style-name="P71"/>
      <text:p text:style-name="P72">AIX 6.1 TL4:</text:p>
      <text:p text:style-name="P72">Minimum C++ runtime level requires the xlC.rte 9.0.0.8 and xlC.aix61.rte 9.0.0.8 (or later) filesets. These filesets are included in the June 2008 IBM® C++ Runtime Environment Components for AIX package. </text:p>
      <text:list xml:id="list28227153" text:style-name="L5">
        <text:list-header>
          <text:p text:style-name="P198"/>
          <text:p text:style-name="P198"><text:s text:c="12"/>AIX 7.1</text:p>
          <text:p text:style-name="P198"><text:s text:c="12"/><text:span text:style-name="T80">Minimum C++ runtime level requires the xlC.rte 11.1.0.0 and</text:span></text:p>
          <text:p text:style-name="P199"><text:s text:c="14"/>xlC.aix61.rte 11.1.0.0 (or later) filesets. </text:p>
          <text:p text:style-name="P199"><text:s text:c="14"/>These <text:s/>filesets are included in the </text:p>
          <text:p text:style-name="P199"><text:s text:c="14"/>April 2010 IBM C++ Runtime Environment <text:s text:c="3"/>Componets for AIXV11.1 package. <text:s text:c="4"/></text:p>
          <text:p text:style-name="P198"/>
        </text:list-header>
      </text:list>
      <text:p text:style-name="P31"><text:line-break/></text:p>
      <text:p text:style-name="Default_20_Text"/>
      <text:p text:style-name="Default_20_Text"/>
      <text:list xml:id="list28375568" text:continue-list="list28374845" text:style-name="L2">
        <text:list-item text:start-value="1">
          <text:p text:style-name="P173"><text:reference-mark-start text:name="Install DB2"/><text:s/>Install DB2<text:reference-mark-end text:name="Install DB2"/></text:p>
          <text:p text:style-name="P173"><text:s/></text:p>
          <text:p text:style-name="P173"><text:s/></text:p>
          <text:p text:style-name="P211"><text:s text:c="13"/>cd /db2source/ese</text:p>
          <text:p text:style-name="P210"><text:s/>./db2_install</text:p>
          <text:p text:style-name="P210"/>
        </text:list-item>
      </text:list>
      <text:p text:style-name="P75"><text:s text:c="3"/><text:span text:style-name="T22">You will be prompted with the following questions:</text:span></text:p>
      <text:p text:style-name="P75"/>
      <text:list xml:id="list28384157" text:continue-numbering="true" text:style-name="L2">
        <text:list-header>
          <text:p text:style-name="P210">Default directory for installation of products - /opt/ibm/db2/V9.7</text:p>
        </text:list-header>
      </text:list>
      <text:p text:style-name="P75"/>
      <text:p text:style-name="P75"><text:s text:c="3"/>Do you want to choose a different directory to install [yes/no] ?</text:p>
      <text:p text:style-name="Body_20_Text_20_First_20_Indent"><text:s text:c="11"/><text:span text:style-name="T22">Answer: no</text:span></text:p>
      <text:p text:style-name="P75"/>
      <text:p text:style-name="P75"/>
      <text:p text:style-name="Body_20_Text_20_First_20_Indent"><text:s text:c="8"/>Specify one of the following keywords to install DB2 products.</text:p>
      <text:p text:style-name="P75"><text:soft-page-break/><text:s text:c="4"/>ESE</text:p>
      <text:p text:style-name="P75"><text:s text:c="4"/>CLIENT</text:p>
      <text:p text:style-name="P75"><text:s text:c="4"/>RTCL</text:p>
      <text:p text:style-name="P75"/>
      <text:p text:style-name="P76">Answer: ESE</text:p>
      <text:p text:style-name="P76"/>
      <text:p text:style-name="P3">Note: <text:span text:style-name="T24">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xml:id="list28236471" text:style-name="L6">
        <text:list-header>
          <text:p text:style-name="P187"/>
        </text:list-header>
      </text:list>
      <text:list xml:id="list28362970" text:continue-list="list28384157" text:style-name="L2">
        <text:list-header>
          <text:p text:style-name="P210"/>
        </text:list-header>
      </text:list>
      <text:h text:style-name="Heading_20_2" text:outline-level="2"><text:bookmark text:name="__RefHeading__15964_666694827"/>Installing the DB2 License<text:bookmark-end text:name="__RefHeading__15964_666694827"/></text:h>
      <text:p text:style-name="P1"><text:span text:style-name="T60">The DB2 license file can be found in the db2/license directory on the installation </text:span><text:span text:style-name="T61">CD or inside the installation directory. Depending on the product you have, the file is named db2ese.lic (Enterprise Server Edition). After installing the license, the system </text:span><text:span text:style-name="T61">is ready to start the </text:span><text:span text:style-name="T60">database. <text:s/>If you loaded a trial copy, you will be able to use it for 90 days without a license. <text:s/>The license will not be present in the install. </text:span></text:p>
      <text:p text:style-name="P22"/>
      <text:p text:style-name="P102">To install the license run the following command:</text:p>
      <text:p text:style-name="P10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81">DBI1402I License added successfully.</text:p>
      <text:p text:style-name="P81"/>
      <text:h text:style-name="Heading_20_2" text:outline-level="2"><text:bookmark text:name="__RefHeading__15966_666694827"/>Installing Latest Fix Packs<text:bookmark-end text:name="__RefHeading__15966_666694827"/></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8">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text:soft-page-break/>http://publib.boulder.ibm.com/infocenter/db2luw/v9r7/topic/com.ibm.db2.luw.qb.server.doc/doc/t0024969.html </text:p>
      <text:p text:style-name="P40"/>
      <text:p text:style-name="Default_20_Text"><text:a xlink:type="simple" xlink:href="http://publib.boulder.ibm.com/infocenter/db2luw/v9r7/index.jsp?topic=/com.ibm.db2.luw.qb.server.doc/doc/c0025016.html"><text:span text:style-name="T38">http://publib.boulder.ibm.com/infocenter/db2luw/v9r7/index.jsp?topic=/com.ibm.db2.luw.qb.server.doc/doc/c0025016.html</text:span></text:a></text:p>
      <text:p text:style-name="P40"/>
      <text:p text:style-name="P40">Note for AIX 7.1, <text:s/>you will need <text:s/>Release 9.7.0.3. <text:s/></text:p>
      <text:p text:style-name="P40"/>
      <text:p text:style-name="P41">In a nutshell, to upgrade to a newer PTF:</text:p>
      <text:p text:style-name="P40"/>
      <text:p text:style-name="P44">If you have Clients (Service Nodes) running, you will <text:s/>have to stop xcatd and stop the xcatdb instance on each Service Node, as you are doing for the Management Node below, before you start the server migration.</text:p>
      <text:p text:style-name="P44"/>
      <text:p text:style-name="P44">On the Management node:</text:p>
      <text:p text:style-name="P44"/>
      <text:p text:style-name="P44">As root</text:p>
      <text:p text:style-name="P44"><text:s text:c="5"/>stop the xcat daemon</text:p>
      <text:p text:style-name="P44"><text:s text:c="5"/>On AIX: <text:s text:c="2"/>stopsrc -s xcatd </text:p>
      <text:p text:style-name="P44"><text:s text:c="6"/>On Linux: <text:s/>service xcatd stop</text:p>
      <text:p text:style-name="P44"/>
      <text:p text:style-name="P44">As xcatdb</text:p>
      <text:p text:style-name="P44"><text:s text:c="2"/>su – xcatdb</text:p>
      <text:p text:style-name="P44"><text:s text:c="2"/>db2stop</text:p>
      <text:p text:style-name="P40"><text:s text:c="2"/>cd to the location of the PTF fix code</text:p>
      <text:p text:style-name="P40"/>
      <text:p text:style-name="P40"><text:s text:c="2"/>In that directory as xcatdb run:</text:p>
      <text:p text:style-name="Default_20_Text"><text:span text:style-name="T38"><text:s text:c="4"/></text:span><text:span text:style-name="T31">./installFixPack -b </text:span><text:span text:style-name="T54">/opt/IBM/db2/V9.7 <text:s text:c="2"/>for AIX </text:span></text:p>
      <text:p text:style-name="Default_20_Text"><text:span text:style-name="T55"><text:s text:c="4"/></text:span><text:span text:style-name="T32">./installFixPack -b </text:span><text:span text:style-name="T55">/opt/ibm/db2/V9.7 <text:s text:c="2"/>for Linux </text:span></text:p>
      <text:p text:style-name="P45"/>
      <text:p text:style-name="P45">If get an error, read the error log. <text:s/>May suggest you use </text:p>
      <text:p text:style-name="Default_20_Text"><text:span text:style-name="T55"><text:s text:c="4"/></text:span><text:span text:style-name="T32">/installFixPack -b </text:span><text:span text:style-name="T55">/opt/IBM/db2/V9.7 -f db2lib <text:s/>for AIX </text:span></text:p>
      <text:p text:style-name="Default_20_Text"><text:span text:style-name="T55"><text:s text:c="4"/></text:span><text:span text:style-name="T32">./installFixPack -b </text:span><text:span text:style-name="T55">/opt/ibm/db2/V9.7 <text:s/>-f db2lib <text:s/>for Linux </text:span></text:p>
      <text:p text:style-name="P45"/>
      <text:p text:style-name="P45">After complete, still as xcatdb <text:s/>run:</text:p>
      <text:p text:style-name="P45"><text:s text:c="3"/>db2start</text:p>
      <text:p text:style-name="P45">As root:</text:p>
      <text:p text:style-name="P45">On AIX: restartxcatd</text:p>
      <text:p text:style-name="P45">On Linux: service xcatd start </text:p>
      <text:p text:style-name="Code_20_Indented"/>
      <text:p text:style-name="P99"/>
      <text:h text:style-name="Heading_20_1" text:outline-level="1"><text:bookmark text:name="__RefHeading__15968_666694827"/><text:reference-mark-start text:name="Installation and Setup of  DBD::DB2 Perl modules"/>Installation and Setup of <text:s/>DBD::DB2 Perl modules<text:bookmark-end text:name="__RefHeading__15968_666694827"/><text:reference-mark-end text:name="Installation and Setup of  DBD::DB2 Perl modules"/></text:h>
      <text:h text:style-name="Heading_20_2" text:outline-level="2"><text:bookmark text:name="__RefHeading__15970_666694827"/>perl-DBI<text:bookmark-end text:name="__RefHeading__15970_666694827"/></text:h>
      <text:p text:style-name="Default_20_Text"/>
      <text:p text:style-name="P35"><text:soft-page-break/>DBI (DataBase Interface) module and DBD::DB2 (DataBase Driver) are required on the Management Node for the xCAT code to interface with DB2.</text:p>
      <text:p text:style-name="P35"/>
      <text:p text:style-name="P35">Make sure perl-DBI is installed from the OS. <text:s text:c="2"/>Check by running:</text:p>
      <text:p text:style-name="Code_20_Indented">rpm -qa | grep perl-DBI</text:p>
      <text:p text:style-name="P15"/>
      <text:h text:style-name="Heading_20_2" text:outline-level="2"><text:bookmark text:name="__RefHeading__15972_666694827"/>Install <text:s/>the Perl DBD::DB2 code<text:bookmark-end text:name="__RefHeading__15972_666694827"/></text:h>
      <text:p text:style-name="P34">The xCAT code uses the Perl DBD interface support for DB2.</text:p>
      <text:p text:style-name="Default_20_Text">If you are using the <text:s/>Database level that is documented here on AIX 6.1 L <text:s/>or later, or <text:s/>Redhat 5 or Redhat 6. <text:s text:c="2"/><text:span text:style-name="T23">You can obtain the perl-DBD-DB2 rpm supplied by xCAT from either the AIX xCAT deps package or the Linux xCAT deps package.</text:span></text:p>
      <text:p text:style-name="Default_20_Text"/>
      <text:p text:style-name="P56">Note: <text:s/>as of Oct 2010, the <text:s/>AIX deps package <text:s/>for xCAT will automatically install the perl-DBD-DB2 , and unixODBC-* when installed on the Management or Service <text:s/>Nodes. <text:s text:c="2"/>You may find these already installed. </text:p>
      <text:p text:style-name="P153"><text:span text:style-name="T22">For Linux, <text:s/>you should add the perl-DBD-DB2 rpm to otherpkgs from the Linux deps package, <text:s/>when installing the service node. <text:s text:c="2"/>Also add the IBM vac runtime environment rpm, <text:s/>see </text:span><text:span text:style-name="T22"><text:reference-ref text:reference-format="text" text:ref-name="Linux Runtime Environment">Linux IBM VAC compiler Runtime Environment</text:reference-ref></text:span><text:span text:style-name="T22">. The unixODBC should be installed from the Linux OS rpm.</text:span> <text:s text:c="2"/></text:p>
      <text:p text:style-name="Default_20_Text"/>
      <text:p text:style-name="Default_20_Text"><text:s/>If you can use these rpms then install them. <text:span text:style-name="T71"><text:s/>Otherwise, <text:s/>follow the instructions in </text:span><text:span text:style-name="T71"><text:reference-ref text:reference-format="text" text:ref-name="Build  the Perl DBD::DB2 code">Building Perl DBD::DB2 code</text:reference-ref></text:span><text:span text:style-name="T71"> and then go to </text:span><text:span text:style-name="T71"><text:reference-ref text:reference-format="text" text:ref-name="Setting up the DB2 Server Instance">Setting up the DB2 Server Instance</text:reference-ref></text:span><text:span text:style-name="T71">.</text:span></text:p>
      <text:h text:style-name="P154" text:outline-level="2" text:is-list-header="true"/>
      <text:p text:style-name="P106"><text:s text:c="4"/></text:p>
      <text:h text:style-name="Heading_20_1" text:outline-level="1"><text:bookmark text:name="__RefHeading__15974_666694827"/><text:s/><text:reference-mark-start text:name="Setting up the DB2 Server Instance"/>Setting up the DB2 Server Instance<text:bookmark-end text:name="__RefHeading__15974_666694827"/><text:reference-mark-end text:name="Setting up the DB2 Server Instance"/></text:h>
      <text:p text:style-name="Default_20_Text"/>
      <text:p text:style-name="P31">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text:p>
      <text:p text:style-name="P31"/>
      <text:p text:style-name="P49">To use the db2sqlsetup script to setup the Server Instance and bring up xCAT running on DB2, <text:s/>run the following command. <text:s/>You will be prompted for the instance password. </text:p>
      <text:p text:style-name="P49"/>
      <text:p text:style-name="P90">db2sqlsetup -i -S -V</text:p>
      <text:p text:style-name="P90"/>
      <text:p text:style-name="P90">in addition, if you have c,C++ applications such as LoadLeveler then setup the ODBC by running </text:p>
      <text:p text:style-name="P90"><text:soft-page-break/></text:p>
      <text:p text:style-name="P90">db2sqlsetup – o -S </text:p>
      <text:p text:style-name="P90"/>
      <text:p text:style-name="P21">If you use the db2sqlsetup script can skip <text:s/>to the section <text:reference-ref text:reference-format="text" text:ref-name="Setting up the DB2 Client on the Service Nodes">Setting up the DB2 Client on the Service Nodes</text:reference-ref>.</text:p>
      <text:p text:style-name="Default_20_Text"/>
      <text:p text:style-name="P36">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4"><text:s/><text:span text:style-name="T24">All of the following steps must be run logged into the Management Node as root. <text:s/></text:span></text:p>
      <text:p text:style-name="P64"/>
      <text:list xml:id="list28246775" text:style-name="L7">
        <text:list-item>
          <text:p text:style-name="P136"><text:span text:style-name="T8">Create a xcatdb user id and group for the DB2 instance. <text:s/>The home directory for the instance will be in /var/lib/db2. <text:line-break/><text:line-break/></text:span><text:span text:style-name="T8">On AIX:<text:line-break/></text:span><text:span text:style-name="T1"><text:line-break/></text:span><text:span text:style-name="T1"> </text:span><text:span text:style-name="T66">mkgroup xcatdb<text:line-break/> mkuser pgrp='xcatdb' home='/var/lib/db2' shell='/bin/ksh' xcatdb</text:span></text:p>
          <text:p text:style-name="P136"><text:span text:style-name="T1"><text:line-break/></text:span><text:span text:style-name="T70">On Linux:</text:span><text:span text:style-name="T3"> </text:span></text:p>
          <text:p text:style-name="P137"><text:s text:c="12"/>groupadd xcatdb</text:p>
          <text:p text:style-name="P202"><text:span text:style-name="T69">u</text:span><text:span text:style-name="T14">seradd -d /var/lib/db2 -g xcatdb -m -s /bin/bash xcatdb</text:span><text:span text:style-name="T68"><text:line-break/></text:span><text:span text:style-name="T1"><text:line-break/></text:span></text:p>
          <text:p text:style-name="P158"/>
        </text:list-item>
        <text:list-item>
          <text:p text:style-name="P202"><text:span text:style-name="T8">Set the xcatdb password<text:line-break/>On AIX <text:line-break/> </text:span><text:span text:style-name="T9">chpasswd -c</text:span></text:p>
          <text:p text:style-name="P203">xcatdb:&lt;passwd&gt;</text:p>
          <text:p text:style-name="P203">ctl-D</text:p>
          <text:p text:style-name="P203"/>
          <text:p text:style-name="P138"><text:s text:c="12"/>On Linux</text:p>
          <text:p text:style-name="P203">chpasswd </text:p>
          <text:p text:style-name="P203">xcatdb:&lt;passwd&gt;</text:p>
          <text:p text:style-name="P203">ctl-D</text:p>
          <text:p text:style-name="P203"/>
          <text:p text:style-name="P202">Note: we use the chpasswd command so the password will not have to be changed the first time we use the xcatdb userid. </text:p>
          <text:p text:style-name="P159"/>
        </text:list-item>
        <text:list-item>
          <text:p text:style-name="P160">Add the following entry into /etc/services</text:p>
          <text:p text:style-name="P174"><text:line-break/><text:span text:style-name="T28">Edit the /etc/services file and add the following (suggestion: insert above the references section) </text:span></text:p>
        </text:list-item>
      </text:list>
      <text:p text:style-name="P11"/>
      <text:p text:style-name="P52">#</text:p>
      <text:p text:style-name="P52"># xcatd settings : Allow tcp communication for the instance, <text:s/>make sure port <text:soft-page-break/>numbers do not conflict with existing entries. </text:p>
      <text:p text:style-name="P52">#</text:p>
      <text:p text:style-name="P52">DB2_xcatdb <text:s text:c="5"/>60000/tcp</text:p>
      <text:p text:style-name="P52">DB2_xcatdb_1 <text:s text:c="3"/>60001/tcp</text:p>
      <text:p text:style-name="P52">DB2_xcatdb_2 <text:s text:c="3"/>60002/tcp</text:p>
      <text:p text:style-name="P52">DB2_xcatdb_END <text:s/>60003/tcp</text:p>
      <text:p text:style-name="P52">db2c_xcatdb <text:s text:c="3"/>50001/tcp <text:s text:c="3"/># Port for server connection</text:p>
      <text:p text:style-name="P53"><text:line-break/></text:p>
      <text:p text:style-name="Default_20_Text"/>
      <text:list xml:id="list28384166" text:continue-numbering="true" text:style-name="L7">
        <text:list-item>
          <text:p text:style-name="P161">Create the DB2 <text:s/>Server Instance</text:p>
          <text:p text:style-name="P162">Note: you will need available <text:s/>space <text:s/>in /var/lib/db2 is 465348KB, for this to complete.</text:p>
        </text:list-item>
      </text:list>
      <text:p text:style-name="P67"/>
      <text:p text:style-name="P50">To create the xCAT DB2 Server Instance run the following as root:</text:p>
      <text:p text:style-name="P50"/>
      <text:p text:style-name="P10"><text:s text:c="3"/>on Linux </text:p>
      <text:p text:style-name="P60"><text:span text:style-name="T10"><text:s text:c="4"/></text:span><text:span text:style-name="T18">/</text:span><text:span text:style-name="T18">opt/ibm/db2/V9.7/instance/db2icrt </text:span><text:span text:style-name="T20">-a server -p</text:span><text:span text:style-name="T19"> </text:span><text:span text:style-name="T40">db2c_xcatdb </text:span><text:span text:style-name="T41">-s ese -u</text:span><text:span text:style-name="T40"> xcatdb xcatdb </text:span></text:p>
      <text:p text:style-name="P18"><text:line-break/> <text:span text:style-name="T16"><text:s/>on AIX</text:span></text:p>
      <text:p text:style-name="P60"><text:s text:c="2"/><text:span text:style-name="T18">/</text:span><text:span text:style-name="T18">opt/IBM/db2/V9.7/instance/db2icrt </text:span><text:span text:style-name="T20">-a server -p</text:span><text:span text:style-name="T19"> </text:span><text:span text:style-name="T40">db2c_xcatdb </text:span><text:span text:style-name="T41">-s ese -u</text:span><text:span text:style-name="T40"> xcatdb xcatdb </text:span><text:line-break/><text:line-break/></text:p>
      <text:list xml:id="list28386123" text:continue-numbering="true" text:style-name="L7">
        <text:list-item>
          <text:p text:style-name="P167">Modify the DB2 Server Instance</text:p>
          <text:p text:style-name="P168"><text:s text:c="5"/>As root:</text:p>
        </text:list-item>
      </text:list>
      <text:p text:style-name="P96">cd /opt/ibm/db2/V9.7/instance on Linux</text:p>
      <text:p text:style-name="P96">cd /opt/IBM/db2/V9.7/instance <text:s/>on AIX</text:p>
      <text:p text:style-name="P93"><text:span text:style-name="T26">./</text:span><text:span text:style-name="T57">db2iset -g DB2_PARALLEL_IO=*</text:span></text:p>
      <text:p text:style-name="P93"><text:span text:style-name="T57">./</text:span><text:span text:style-name="T57">db2iset -g DB2AUTOSTART=yes</text:span></text:p>
      <text:p text:style-name="P94">./db2iset -g DB2_STRIPED_CONTAINERS=ON</text:p>
      <text:p text:style-name="P94"/>
      <text:p text:style-name="P94">su – xcatdb</text:p>
      <text:p text:style-name="P95"><text:span text:style-name="T5">&gt;</text:span><text:span text:style-name="T52">export EXTSHM=ON </text:span></text:p>
      <text:p text:style-name="P91"><text:span text:style-name="T56">&gt;</text:span><text:span text:style-name="T51">db2set DB2ENVLIST=EXTSHM </text:span></text:p>
      <text:p text:style-name="P94">&gt; db2set -all</text:p>
      <text:p text:style-name="P94">[e] DB2LIBPATH=/var/lib/db2/sqllib/java/jdk64/jre/lib/ppc64</text:p>
      <text:p text:style-name="P94">[i] DB2ENVLIST=EXTSHM</text:p>
      <text:p text:style-name="P94">[i] DB2COMM=tcpip</text:p>
      <text:p text:style-name="P94">[i] DB2AUTOSTART=YES</text:p>
      <text:p text:style-name="P94">[g] DB2FCMCOMM=TCPIP4</text:p>
      <text:p text:style-name="P94">[g] DB2_STRIPED_CONTAINERS=ON</text:p>
      <text:p text:style-name="P94">[g] DB2SYSTEM=c68m4mn11.ppd.pok.ibm.com</text:p>
      <text:p text:style-name="P94">[g] DB2INSTDEF=xcatdb</text:p>
      <text:p text:style-name="P94">[g] DB2_PARALLEL_IO=*</text:p>
      <text:p text:style-name="P94">[g] DB2AUTOSTART=yes</text:p>
      <text:p text:style-name="P94"/>
      <text:p text:style-name="P94"/>
      <text:p text:style-name="P92"/>
      <text:list xml:id="list28384802" text:continue-numbering="true" text:style-name="L7">
        <text:list-item>
          <text:p text:style-name="P163"><text:soft-page-break/>Extend the number of shared memory segments allowed.</text:p>
          <text:p text:style-name="P163">Add the following line to /var/lib/db2/sqllib/db2profile</text:p>
          <text:p text:style-name="P163">Note: you will need to add this export for all ID's that access the database. </text:p>
          <text:p text:style-name="P163"><text:s text:c="4"/></text:p>
          <text:p text:style-name="P163"><text:s text:c="5"/>EXTSHM=ON</text:p>
          <text:p text:style-name="P163"><text:s text:c="5"/>export EXTSHM</text:p>
          <text:p text:style-name="P163"/>
        </text:list-item>
        <text:list-item>
          <text:p text:style-name="P163"><text:reference-mark-start text:name="1)Set the db2 instance name for root"/>Set the db2 <text:s/>environment variables for root <text:reference-mark-end text:name="1)Set the db2 instance name for root"/></text:p>
          <text:p text:style-name="P163">For AIX as root:</text:p>
          <text:p text:style-name="P163"><text:s text:c="6"/>vi /etc/profile</text:p>
        </text:list-item>
      </text:list>
      <text:p text:style-name="P66"><text:s text:c="18"/>add the following lines:</text:p>
      <text:p text:style-name="P66"><text:s text:c="19"/>export DB2INSTANCE=xcatdb </text:p>
      <text:p text:style-name="Body_20_Text_20_First_20_Indent"><text:s text:c="15"/>export EXTSHM=ON</text:p>
      <text:p text:style-name="P66"><text:s text:c="20"/></text:p>
      <text:list xml:id="list28377920" text:continue-numbering="true" text:style-name="L7">
        <text:list-header>
          <text:p text:style-name="P163"><text:s text:c="6"/></text:p>
          <text:p text:style-name="P163">For Linux as root:</text:p>
          <text:p text:style-name="P163"><text:s text:c="6"/>c<text:span text:style-name="T8">d /etc/profile.d</text:span></text:p>
          <text:p text:style-name="P163"><text:s text:c="7"/>vi xcat.sh</text:p>
          <text:p text:style-name="P163"><text:s text:c="10"/>add the following line:</text:p>
          <text:p text:style-name="P163"><text:s text:c="11"/>export DB2INSTANCE=xcatdb</text:p>
          <text:p text:style-name="P163"><text:s text:c="11"/>export EXTSHM=ON</text:p>
          <text:p text:style-name="P163"><text:s text:c="11"/></text:p>
        </text:list-header>
      </text:list>
      <text:p text:style-name="P84"><text:s text:c="13"/>vi xcat.csh</text:p>
      <text:p text:style-name="P84"><text:s text:c="17"/>add the following line:</text:p>
      <text:p text:style-name="P84"><text:s text:c="18"/>setenv DB2INSTANCE "xcatdb"</text:p>
      <text:p text:style-name="P84"><text:s text:c="18"/>setenv <text:s/>EXTSHM “ON”</text:p>
      <text:p text:style-name="P84"/>
      <text:p text:style-name="P84"><text:s text:c="6"/>Note: either logout and back in or <text:s/>set the environment variable manually for root:</text:p>
      <text:p text:style-name="P84"><text:s text:c="11"/>export DB2INSTANCE=xcatdb <text:s text:c="14"/></text:p>
      <text:h text:style-name="Heading_20_1" text:outline-level="1"><text:bookmark text:name="__RefHeading__15976_666694827"/>Start the DB2 Server <text:bookmark-end text:name="__RefHeading__15976_666694827"/></text:h>
      <text:p text:style-name="P33">To start the server, <text:s/>you must logon as the xcatd instance id, <text:s/>create previously.</text:p>
      <text:p text:style-name="P33"/>
      <text:p text:style-name="P82">su – xcatdb</text:p>
      <text:p text:style-name="P82">xcatdb@c76a3l4vp01:~&gt; db2start</text:p>
      <text:p text:style-name="P82">01/27/2010 19:48:08 <text:s text:c="4"/>0 <text:s text:c="2"/>0 <text:s text:c="2"/>SQL1063N <text:s/>DB2START processing was successful.</text:p>
      <text:p text:style-name="P82">SQL1063N <text:s/>DB2START processing was successful.</text:p>
      <text:p text:style-name="P82"/>
      <text:p text:style-name="Code_20_Indented">If you need to stop the database, <text:s/>use</text:p>
      <text:p text:style-name="P82">xcatdb@c76a3l4vp01:~&gt; db2stop </text:p>
      <text:p text:style-name="P82">or </text:p>
      <text:p text:style-name="P82">xcatdb@c76a3l4vp01:~&gt; db2stop force</text:p>
      <text:p text:style-name="P82"/>
      <text:h text:style-name="Heading_20_2" text:outline-level="2"><text:bookmark text:name="__RefHeading__15978_666694827"/><text:soft-page-break/>Increasing processor entitlement<text:bookmark-end text:name="__RefHeading__15978_666694827"/></text:h>
      <text:p text:style-name="Default_20_Text">After the database is started, you might want to increase the processor</text:p>
      <text:p text:style-name="Default_20_Text"><text:span text:style-name="T71">entitlement for DB2. <text:s text:c="2"/>Check the section “</text:span><text:a xlink:type="simple" xlink:href="http://www.redbooks.ibm.com/redbooks/pdfs/sg247352.pdf"><text:span text:style-name="T71">Increasing processor entitlement</text:span></text:a><text:span text:style-name="T71">” for information on customizing you system. </text:span></text:p>
      <text:p text:style-name="P34"/>
      <text:h text:style-name="P155" text:outline-level="2"><text:bookmark text:name="__RefHeading__15980_666694827"/><text:s/>Useful DB2 Commands<text:bookmark-end text:name="__RefHeading__15980_666694827"/></text:h>
      <text:p text:style-name="P37">Note: path IBM for AIX, <text:s/>ibm for Linux </text:p>
      <text:p text:style-name="P37"><text:s text:c="6"/>These commands, you run as root:</text:p>
      <text:p text:style-name="P37"/>
      <text:list xml:id="list28237152" text:style-name="L8">
        <text:list-item>
          <text:p text:style-name="P175"><text:span text:style-name="T12">Remove an instance:</text:span><text:span text:style-name="Variable"><text:span text:style-name="T12">/opt/ibm/db2/V9.7/instance/db2idrop </text:span></text:span><text:span text:style-name="T11"><text:s/></text:span><text:span text:style-name="Variable"><text:span text:style-name="T11">xcatdb </text:span></text:span></text:p>
        </text:list-item>
        <text:list-item>
          <text:p text:style-name="P175"><text:span text:style-name="Variable"><text:span text:style-name="T11">If you have problems removing an instance use:</text:span></text:span></text:p>
          <text:p text:style-name="P175"><text:span text:style-name="Variable"><text:span text:style-name="T11">/opt/ibm /db2/V9.7/instance/db2iset -d xcatdb</text:span></text:span></text:p>
        </text:list-item>
        <text:list-item>
          <text:p text:style-name="P175"><text:span text:style-name="Variable"><text:span text:style-name="T12">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xml:id="list28236392" text:style-name="L9">
        <text:list-item>
          <text:p text:style-name="P176"><text:span text:style-name="Variable"><text:span text:style-name="T2">db2 connect to xcatdb ( connect to database) from Server</text:span></text:span></text:p>
        </text:list-item>
        <text:list-item>
          <text:p text:style-name="P176"><text:span text:style-name="Variable"><text:span text:style-name="T2">db2 connect to xcatdb user xcatdb <text:s/>from Client </text:span></text:span></text:p>
        </text:list-item>
        <text:list-item>
          <text:p text:style-name="P176"><text:span text:style-name="Variable"><text:span text:style-name="T2">db2 drop database <text:s/>xcatdb ( drop the database)</text:span></text:span></text:p>
        </text:list-item>
        <text:list-item>
          <text:p text:style-name="P176"><text:span text:style-name="Variable"><text:span text:style-name="T2">db2 list tables </text:span></text:span></text:p>
        </text:list-item>
        <text:list-item>
          <text:p text:style-name="P176"><text:span text:style-name="Variable"><text:span text:style-name="T2">db2 \* from site </text:span></text:span></text:p>
        </text:list-item>
        <text:list-item>
          <text:p text:style-name="P176"><text:span text:style-name="Variable"><text:span text:style-name="T2">db2 select \* from monsetting WHERE \(\"name\" like \'rcmon\'\) and <text:s text:c="11"/>\(</text:span></text:span><text:span text:style-name="Variable"><text:span text:style-name="T30">\"disable\" is NULL \)</text:span></text:span></text:p>
        </text:list-item>
        <text:list-item>
          <text:p text:style-name="P176"><text:span text:style-name="Variable"><text:span text:style-name="T29">db2 select \"node\" from nodelist </text:span></text:span><text:span text:style-name="Variable"><text:span text:style-name="T30">WHERE \"disable\" is NULL OR \"disable\" LIKE \'0\' OR \"disable\" LIKE \'no\' OR \"disable\" LIKE \'NO\' OR \"disable\" LIKE \'nO\'</text:span></text:span></text:p>
        </text:list-item>
        <text:list-item>
          <text:p text:style-name="P176"><text:span text:style-name="Variable"><text:span text:style-name="T2">db2 describe table site</text:span></text:span></text:p>
        </text:list-item>
        <text:list-item>
          <text:p text:style-name="P176"><text:span text:style-name="Variable"><text:span text:style-name="T2">db2 list tablespaces</text:span></text:span></text:p>
        </text:list-item>
        <text:list-item>
          <text:p text:style-name="P176"><text:span text:style-name="Variable"><text:span text:style-name="T2">db2 drop table site </text:span></text:span></text:p>
        </text:list-item>
        <text:list-item>
          <text:p text:style-name="P176"><text:span text:style-name="Variable"><text:span text:style-name="T2">db2stop</text:span></text:span></text:p>
        </text:list-item>
        <text:list-item>
          <text:p text:style-name="P176"><text:span text:style-name="Variable"><text:span text:style-name="T2">db2stop force</text:span></text:span></text:p>
        </text:list-item>
        <text:list-item>
          <text:p text:style-name="P176"><text:span text:style-name="Variable"><text:span text:style-name="T2">db2start</text:span></text:span></text:p>
        </text:list-item>
        <text:list-item>
          <text:p text:style-name="P176"><text:span text:style-name="Variable"><text:span text:style-name="T2">db2licm -l <text:s/></text:span></text:span></text:p>
        </text:list-item>
        <text:list-item>
          <text:p text:style-name="P176"><text:span text:style-name="Variable"><text:span text:style-name="T2">db2level <text:s text:c="2"/>( show current release/ptf level)</text:span></text:span></text:p>
        </text:list-item>
        <text:list-item>
          <text:p text:style-name="P176"><text:span text:style-name="Variable"><text:span text:style-name="T2">db2 ( enter interactive admin session)</text:span></text:span></text:p>
        </text:list-item>
        <text:list-item>
          <text:p text:style-name="P176"><text:span text:style-name="Variable"><text:span text:style-name="T2">db2 -t ( enter interactive admin session where sql must end in ;)</text:span></text:span></text:p>
        </text:list-item>
        <text:list-item>
          <text:p text:style-name="P176"><text:span text:style-name="Variable"><text:span text:style-name="T2">db2 get db <text:s/>cfg <text:s/>( get database configuration)</text:span></text:span></text:p>
        </text:list-item>
        <text:list-item>
          <text:p text:style-name="P176"><text:span text:style-name="Variable"><text:span text:style-name="T2">db2 update dbm cfg using MON_HEAP_SZ AUTOMATIC</text:span></text:span></text:p>
        </text:list-item>
        <text:list-item>
          <text:p text:style-name="P176"><text:span text:style-name="Variable"><text:span text:style-name="T2">db2 list node directory</text:span></text:span></text:p>
        </text:list-item>
        <text:list-item>
          <text:p text:style-name="P176"><text:span text:style-name="Variable"><text:span text:style-name="T2">quit ( quit out of <text:s/>interactive admin session)</text:span></text:span></text:p>
        </text:list-item>
        <text:list-item>
          <text:p text:style-name="P176"><text:span text:style-name="Variable"><text:span text:style-name="T2">As root, <text:s/>to re-setup </text:span></text:span><text:span text:style-name="Variable"><text:span text:style-name="T6">/etc/inittab entry for DB2</text:span></text:span><text:span text:style-name="Variable"><text:span text:style-name="T2">, run /opt/IBM/db2/V9.7/bin/db2fmcu -u -p /opt/IBM/db2/V9.7/bin/db2fmcd</text:span></text:span></text:p>
        </text:list-item>
      </text:list>
      <text:p text:style-name="P47"/>
      <text:p text:style-name="Default_20_Text"/>
      <text:h text:style-name="Heading_20_1" text:outline-level="1"><text:bookmark text:name="__RefHeading__15982_666694827"/><text:soft-page-break/><text:span text:style-name="Source_20_Text"><text:s/>Setup Database Manager</text:span><text:bookmark-end text:name="__RefHeading__15982_666694827"/></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7">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7"><text:s text:c="2"/></text:span></text:span></text:p>
      <text:p text:style-name="P77"><text:span text:style-name="Source_20_Text"><text:span text:style-name="T64">db2 -tvf</text:span></text:span><text:span text:style-name="Source_20_Text"><text:span text:style-name="T65"> <text:s/>/opt/xcat/share/xcat/tools/updateDBM.sql</text:span></text:span></text:p>
      <text:p text:style-name="Default_20_Text"><text:span text:style-name="Source_20_Text"/></text:p>
      <text:h text:style-name="Heading_20_1" text:outline-level="1"><text:bookmark text:name="__RefHeading__15984_666694827"/><text:span text:style-name="Source_20_Text"><text:s/>Create the xCAT Database </text:span><text:bookmark-end text:name="__RefHeading__15984_666694827"/></text:h>
      <text:p text:style-name="P4"><text:span text:style-name="Source_20_Text"><text:span text:style-name="T62">We will create one database “xcatdb”, <text:s/>it will be store in the “xcatdb” Instance home directory which is /var/lib/db2. </text:span></text:span></text:p>
      <text:p text:style-name="P5"/>
      <text:p text:style-name="P79">su – xcatdb</text:p>
      <text:p text:style-name="P79"/>
      <text:p text:style-name="P79"/>
      <text:p text:style-name="P18"><text:span text:style-name="Source_20_Text"><text:span text:style-name="T72"/></text:span></text:p>
      <text:p text:style-name="Code_20_Indented"><text:span text:style-name="Source_20_Text"><text:span text:style-name="T72"/></text:span></text:p>
      <text:p text:style-name="Body_20_Text_20_First_20_Indent"><text:span text:style-name="Source_20_Text"><text:span text:style-name="T67">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7"><text:s text:c="2"/></text:span></text:span></text:p>
      <text:p text:style-name="P77"><text:span text:style-name="Source_20_Text"><text:span text:style-name="T64">db2 -tvf</text:span></text:span><text:span text:style-name="Source_20_Text"><text:span text:style-name="T65"> <text:s/>/opt/xcat/share/xcat/tools/createdb.sql</text:span></text:span></text:p>
      <text:p text:style-name="P77"><text:span text:style-name="Source_20_Text"><text:span text:style-name="T63"/></text:span></text:p>
      <text:p text:style-name="P77"><text:span text:style-name="Source_20_Text"><text:span text:style-name="T63">Note: be patient, it takes a while. <text:s/>You may also investigate the default attributes of the database that we chose in this setup scripts and change according to your system needs. </text:span></text:span></text:p>
      <text:p text:style-name="P77"><text:span text:style-name="Source_20_Text"><text:span text:style-name="T63"/></text:span></text:p>
      <text:p text:style-name="Body_20_Text_20_First_20_Indent"><text:s text:c="3"/></text:p>
      <text:h text:style-name="Heading_20_2" text:outline-level="2" text:is-list-header="true"/>
      <text:p text:style-name="Default_20_Text"/>
      <text:h text:style-name="Heading_20_2" text:outline-level="2"><text:bookmark text:name="__RefHeading__15986_666694827"/><text:reference-mark-start text:name="Restart the Instance to Apply the Changes"/>Restart the Instance to Apply the Changes<text:bookmark-end text:name="__RefHeading__15986_666694827"/><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oft-page-break/><text:s text:c="3"/><text:span text:style-name="T2">db2iauto -on xcatdb <text:s/>( will auto restart on reboot)</text:span></text:p>
      <text:p text:style-name="Code_20_Indented">exit</text:p>
      <text:h text:style-name="Heading_20_1" text:outline-level="1"><text:bookmark text:name="__RefHeading__15988_666694827"/><text:reference-mark-start text:name="Migrate xCAT data to MySQL"/><text:s/>Migrate xCAT data to DB2 <text:bookmark-end text:name="__RefHeading__15988_666694827"/><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xml:id="list28241286" text:style-name="L10">
        <text:list-item>
          <text:p text:style-name="P16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8"/>
      <text:p text:style-name="P68"><text:s text:c="11"/>Note: if you get an error, like “Connection failure: IO::Socket::SSL: connect:</text:p>
      <text:p text:style-name="P68"><text:s text:c="10"/>Connection refused at....,” <text:s text:c="2"/>make sure your xcatd daemon is running. <text:s text:c="2"/></text:p>
      <text:list xml:id="list28373574" text:continue-numbering="true" text:style-name="L10">
        <text:list-header>
          <text:p text:style-name="P164"/>
        </text:list-header>
        <text:list-item>
          <text:p text:style-name="P164"><text:reference-mark-start text:name="Creating the /etc/xcat/cfgloc file "/><text:span text:style-name="T22">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3"/>
      <text:p text:style-name="P100">DB2:xcatdb|xcatdb|ppslab09</text:p>
      <text:list xml:id="list28388531" text:continue-numbering="true" text:style-name="L10">
        <text:list-header>
          <text:p text:style-name="P164"><text:s text:c="4"/>DB2:&lt;databasename&gt;|&lt;instancename&gt;|&lt;instancepassword&gt;</text:p>
        </text:list-header>
      </text:list>
      <text:p text:style-name="P68"/>
      <text:list xml:id="list28377040" text:continue-numbering="true" text:style-name="L10">
        <text:list-header>
          <text:p text:style-name="P164"><text:s/>The first variable is the database name xcatdb that was setup. <text:s/>The second variable is the name of the Instance. <text:s text:c="2"/>The password must match the password of your <text:s/>DB2 Instance “xcatdb” userid. <text:s text:c="2"/></text:p>
        </text:list-header>
      </text:list>
      <text:p text:style-name="P63"/>
      <text:list xml:id="list28374332" text:continue-numbering="true" text:style-name="L10">
        <text:list-header>
          <text:p text:style-name="P164">Finally change permissions on the file, <text:s/>so only root can read, to protect the password. <text:line-break/><text:span text:style-name="T1"><text:line-break/>chmod 0600 /etc/xcat/cfgloc </text:span></text:p>
          <text:p text:style-name="P164"/>
        </text:list-header>
        <text:list-item>
          <text:p text:style-name="P164">Stop the xcatd daemon, <text:s/>so no database actions will occur while you are migrating the data to DB2.</text:p>
          <text:p text:style-name="P164"><text:s/><text:span text:style-name="T3">On AIX: stopsrc -s xcatd </text:span><text:span text:style-name="T1"><text:line-break/> </text:span><text:span text:style-name="T3">On Linux: </text:span><text:span text:style-name="T1">service xcatd stop</text:span> </text:p>
          <text:p text:style-name="P164"/>
        </text:list-item>
        <text:list-item>
          <text:p text:style-name="P164">Restore your database to DB2. Use bypass mode to <text:span text:style-name="T7">run the</text:span> command because the daemon is no longer running. <text:s/>This can take a while.<text:line-break/><text:soft-page-break/><text:line-break/><text:span text:style-name="T1">XCATBYPASS=1 restorexCATdb -p ~/xcat-dbback</text:span></text:p>
          <text:p text:style-name="P165"/>
          <text:p text:style-name="P165">Note: <text:s/>If you still have errors that you can not resolve, <text:s/>you can go back to using SQlite, by moving /etc/xcat/cfgloc to /etc/xcat/cfgloc.save and restarting xcatd. </text:p>
        </text:list-item>
      </text:list>
      <text:p text:style-name="P68"/>
      <text:list xml:id="list28387041" text:continue-numbering="true" text:style-name="L10">
        <text:list-header>
          <text:p text:style-name="P164"/>
        </text:list-header>
        <text:list-item>
          <text:p text:style-name="P166">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69"/>
          <text:p text:style-name="P171"/>
        </text:list-item>
        <text:list-item>
          <text:p text:style-name="P171"><text:reference-mark-start text:name="1.Test the database"/>Test the database<text:reference-mark-end text:name="1.Test the database"/></text:p>
        </text:list-item>
      </text:list>
      <text:p text:style-name="P7"/>
      <text:p text:style-name="P7"><text:s text:c="12"/>tabdump site</text:p>
      <text:p text:style-name="P69"><text:s text:c="4"/></text:p>
      <text:p text:style-name="P8"/>
      <text:h text:style-name="Heading_20_1" text:outline-level="1"><text:bookmark text:name="__RefHeading__15990_666694827"/><text:s/><text:reference-mark-start text:name="Setting up the DB2 Client on the Service Nodes"/>Setting up the DB2 Client on the Service Nodes<text:reference-mark-end text:name="Setting up the DB2 Client on the Service Nodes"/>.<text:bookmark-end text:name="__RefHeading__15990_666694827"/></text:h>
      <text:h text:style-name="Heading_20_2" text:outline-level="2"><text:bookmark text:name="__RefHeading__15992_666694827"/><text:s/>Installing the DB2 Client software on the SN<text:bookmark-end text:name="__RefHeading__15992_666694827"/></text:h>
      <text:p text:style-name="Default_20_Text">Now that the DB2 database is setup on the Management node , if you have not done so, install xCAT on the Service Node. <text:s/></text:p>
      <text:p text:style-name="Default_20_Text">Use the following references for setting up to install xCAT on your Service Nodes:</text:p>
      <text:list xml:id="list28231884" text:style-name="L11">
        <text:list-item>
          <text:p text:style-name="P177"><text:a xlink:type="simple" xlink:href="http://xcat.svn.sourceforge.net/viewvc/xcat/xcat-core/trunk/xCAT-client/share/doc/xCAT2SetupHierarchy.pdf">Setting up Hierarchy in xCAT </text:a></text:p>
        </text:list-item>
        <text:list-item>
          <text:p text:style-name="P177"><text:a xlink:type="simple" xlink:href="http://xcat.svn.sourceforge.net/viewvc/xcat/xcat-core/trunk/xCAT-client/share/doc/xCAT2onAIXServiceNodes.pdf">Setting up an AIX Hierarchical Cluster</text:a></text:p>
          <text:p text:style-name="P177"><text:a xlink:type="simple" xlink:href="http://xcat.svn.sourceforge.net/viewvc/xcat/xcat-core/trunk/xCAT-client/share/doc/xCAT2onAIXServiceNodes.pdf"/></text:p>
        </text:list-item>
      </text:list>
      <text:p text:style-name="Text_20_body"/>
      <text:h text:style-name="P156" text:outline-level="2"><text:bookmark text:name="__RefHeading__6970_316290128"/><text:reference-mark-start text:name="Automatic install of DB2 and Client setup (xCAT 2.6+)"/>Automatic install of DB2 and Client setup on SN<text:bookmark-end text:name="__RefHeading__6970_316290128"/><text:reference-mark-end text:name="Automatic install of DB2 and Client setup (xCAT 2.6+)"/></text:h>
      <text:p text:style-name="P114">As of xCAT Release 2.5, <text:s/>the unixODBC and perl-DBD-DB2 rpm will be automatically installed with the AIX xCAT deps package on the Service Node when you installed xCAT. </text:p>
      <text:p text:style-name="P114"><text:s/>For Linux, <text:s/>you should add the perl-DBD-DB2 rpm to otherpkgs from the Linux deps package, <text:s/>when installing the service node. <text:s text:c="2"/>Also add the IBM vac runtime environment rpm, <text:s/>see <text:reference-ref text:reference-format="text" text:ref-name="Linux Runtime Environment">Linux IBM VAC compiler Runtime Environment</text:reference-ref>. The unixODBC should be installed from the Linux OS rpm. <text:s text:c="2"/></text:p>
      <text:p text:style-name="P114"/>
      <text:p text:style-name="P114">As of xCAT2.6 , we have additionally added the automatic install and configuration <text:soft-page-break/>of the DB2 client and ODBC on the service nodes following this process: <text:s/></text:p>
      <text:p text:style-name="P115"/>
      <text:list xml:id="list28221351" text:style-name="L12">
        <text:list-item>
          <text:p text:style-name="P178">Give access to the DB2 code to the Service Node during install</text:p>
        </text:list-item>
      </text:list>
      <text:p text:style-name="P101">The site.db2installloc <text:s/>attribute must point to a directory that can be mounted by the ServiceNode that contains the DB2 ESE 9.7.03 code extracted.</text:p>
      <text:p text:style-name="P101">The DB2 tarball should <text:s/>be extracted into a read/mountable directory on either the Management Node or some server that can be mounted by the Service Node after it is installed when running the post install scripts. <text:s/>The location will be put in a <text:s/>site attribute called db2installloc. For example, </text:p>
      <text:p text:style-name="P100">site.db2installloc = /mntdb2 , if on the Management Node </text:p>
      <text:p text:style-name="P100">site.db2installloc = servername:/mntdb2 , if on some other server </text:p>
      <text:p text:style-name="P100">In ether case, the db2 code will be extracted and placed in /mntdb2 </text:p>
      <text:p text:style-name="P100">The /mntdb2 directory will look something like this, where ese is the top directory containing all the db2 install code. </text:p>
      <text:p text:style-name="P91">ls /mntdb2 </text:p>
      <text:p text:style-name="P91">ese </text:p>
      <text:p text:style-name="Code_20_Indented"/>
      <text:p text:style-name="Code_20_Indented"/>
      <text:list xml:id="list28377512" text:continue-numbering="true" text:style-name="L12">
        <text:list-item>
          <text:p text:style-name="P178">Run db2install and odbcsetup postscripts to the <text:s/>Service Node during install</text:p>
        </text:list-item>
      </text:list>
      <text:p text:style-name="P40"/>
      <text:p text:style-name="P62"><text:span text:style-name="T22">In xCAT 2.6</text:span>, To automatically install DB2, Configure the Client and setup the ODBC, modify your postscripts servicenode <text:s/>entry as follows:</text:p>
      <text:p text:style-name="P62">On Linux:</text:p>
      <text:p text:style-name="P62">#node,postscripts,postbootscripts,comments,disable</text:p>
      <text:p text:style-name="P62">"xcatdefaults","syslog,remoteshell,syncfiles","otherpkgs",,</text:p>
      <text:p text:style-name="P62">"service","<text:span text:style-name="T22">db2install</text:span>,servicenode,xcatserver,xcatclient,<text:span text:style-name="T22">odbcsetup</text:span>",,,</text:p>
      <text:p text:style-name="P62"/>
      <text:p text:style-name="P62">On AIX:</text:p>
      <text:p text:style-name="P62">#node,postscripts,postbootscripts,comments,disable</text:p>
      <text:p text:style-name="P62">"xcatdefaults","syslog,aixremoteshell,syncfiles","otherpkgs",,</text:p>
      <text:p text:style-name="P62">"service","<text:span text:style-name="T22">db2instal</text:span>l,servicenode,<text:span text:style-name="T22">odbcsetup</text:span>",,,</text:p>
      <text:p text:style-name="P61"/>
      <text:h text:style-name="P157" text:outline-level="2"><text:bookmark text:name="__RefHeading__6972_316290128"/><text:soft-page-break/>Manual install of DB2 and Client setup on the SN<text:bookmark-end text:name="__RefHeading__6972_316290128"/></text:h>
      <text:p text:style-name="P31"><text:span text:style-name="T38">If <text:s/>did not use the automatic setup process detailed in </text:span><text:span text:style-name="T38"><text:reference-ref text:reference-format="text" text:ref-name="Automatic install of DB2 and Client setup (xCAT 2.6+)">Automatic install of DB2 and Client setup on SN</text:reference-ref></text:span><text:span text:style-name="T38">, then</text:span></text:p>
      <text:p text:style-name="Text_20_body"><text:span text:style-name="T46"><text:s/>you need to install the DB2 client manually. <text:s/>Otherwise, <text:s/>just go to the </text:span><text:span text:style-name="T46"><text:reference-ref text:reference-format="text" text:ref-name="Test the Database Connection ">Test the Database Connection </text:reference-ref></text:span><text:span text:style-name="T46">section. </text:span></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57">Install DB2:</text:p>
      <text:list xml:id="list28373498" text:continue-list="list28362970" text:style-name="L2">
        <text:list-header>
          <text:p text:style-name="P173"/>
          <text:p text:style-name="P211"><text:s text:c="13"/>cd /db2source/ese</text:p>
          <text:p text:style-name="P210"><text:s/>./db2_install</text:p>
          <text:p text:style-name="P210"/>
        </text:list-header>
      </text:list>
      <text:p text:style-name="P75"><text:s text:c="3"/><text:span text:style-name="T22">You will be prompted with the following questions:</text:span></text:p>
      <text:p text:style-name="P75"/>
      <text:list xml:id="list28373013" text:continue-numbering="true" text:style-name="L2">
        <text:list-header>
          <text:p text:style-name="P210">Default directory for installation of products - /opt/ibm/db2/V9.7</text:p>
        </text:list-header>
      </text:list>
      <text:p text:style-name="P75"/>
      <text:p text:style-name="P75"><text:s text:c="3"/>Do you want to choose a different directory to install [yes/no] ?</text:p>
      <text:p text:style-name="Body_20_Text_20_First_20_Indent"><text:s text:c="11"/><text:span text:style-name="T22">Answer: no</text:span></text:p>
      <text:p text:style-name="P75"/>
      <text:p text:style-name="P75"/>
      <text:p text:style-name="Body_20_Text_20_First_20_Indent"><text:s text:c="8"/>Specify one of the following keywords to install DB2 products.</text:p>
      <text:p text:style-name="P75"><text:s text:c="4"/>ESE</text:p>
      <text:p text:style-name="P75"><text:s text:c="4"/>CLIENT</text:p>
      <text:p text:style-name="P75"><text:s text:c="4"/>RTCL</text:p>
      <text:p text:style-name="P75"/>
      <text:p text:style-name="P76">Answer: CLIENT</text:p>
      <text:list xml:id="list28366275" text:continue-numbering="true" text:style-name="L2">
        <text:list-header>
          <text:p text:style-name="P210"/>
        </text:list-header>
      </text:list>
      <text:p text:style-name="Default_20_Text"/>
      <text:p text:style-name="Heading_20_3"><text:soft-page-break/></text:p>
      <text:p text:style-name="Heading_20_3"><text:bookmark text:name="__RefHeading__15994_666694827"/><text:s/>Manual Installation and Setup of <text:s/>DBD::DB2 Perl modules on the SN<text:bookmark-end text:name="__RefHeading__15994_666694827"/></text:p>
      <text:p text:style-name="Heading_20_3"/>
      <text:p text:style-name="Default_20_Text">If you are using the <text:s/>Database level that is documented here on AIX 6.1 L <text:s/>or later, Redhat 5 or Redhat 6. <text:s text:c="2"/><text:span text:style-name="T23">You can obtain the perl-DBD-DB2 rpm supplied by xCAT from either the AIX xCAT deps package or the Linux xCAT deps package</text:span> and <text:s/>skip this section and go to <text:reference-ref text:reference-format="text" text:ref-name="Creating the Client Instance on the Service Node">Manually creating the Client Instance on the Service Node</text:reference-ref>.</text:p>
      <text:p text:style-name="P56">Note: <text:s/>xCAT 2.5 , the <text:s/>deps package <text:s/>for xCAT will automatically install the perl-DBD-DB2 , and unixODBC-* when installed on the Management or Service <text:s/>Nodes. <text:s text:c="2"/>You may find these already installed. </text:p>
      <text:p text:style-name="P56">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p text:style-name="Default_20_Text"/>
      <text:p text:style-name="Heading_20_3"><text:bookmark text:name="__RefHeading__15996_666694827"/><text:soft-page-break/><text:reference-mark-start text:name="Creating the Client Instance on the Service Node"/>Manually creating the Client Instance on the Service Node<text:bookmark-end text:name="__RefHeading__15996_666694827"/><text:reference-mark-end text:name="Creating the Client Instance on the Service Node"/></text:p>
      <text:p text:style-name="Default_20_Text"/>
      <text:p text:style-name="P31">You can choose to use the db2sqlsetup script, <text:s/>instead of following this manual process. <text:s/>It is available in the xCAT 2.5 release. <text:s/>See man db2sqlsetup. <text:s/>It will automatically setup the client. <text:s/></text:p>
      <text:p text:style-name="P31"/>
      <text:p text:style-name="P49">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6">After you finish running the script to setup the client, <text:s/>you can proceed to <text:reference-ref text:reference-format="text" text:ref-name="Test the Database Connection ">Test the Database Connection </text:reference-ref>.</text:p>
      <text:p text:style-name="P31"/>
      <text:p text:style-name="Code_20_Indented"/>
      <text:p text:style-name="P82"/>
      <text:p text:style-name="P105">This section takes you through the creation of the <text:s/>the DB2 Client <text:s/>Instance on the Service Node. <text:s/>The Client Instance will be called xcatdb.</text:p>
      <text:p text:style-name="P105"><text:s/>For more information on what is an Instance and what part it plays in DB2, <text:s/>read the following <text:a xlink:type="simple" xlink:href="http://www.linuxdocs.org/HOWTOs/DB2-HOWTO/db2instance.html">DB2 information</text:a>.</text:p>
      <text:p text:style-name="P105"/>
      <text:p text:style-name="P105"/>
      <text:p text:style-name="P64"><text:s/><text:span text:style-name="T24">All of the following steps must be run logged into the Service <text:s/>Node as root. <text:s/></text:span></text:p>
      <text:p text:style-name="P65"/>
      <text:p text:style-name="P64"/>
      <text:list xml:id="list28368184" text:continue-list="list28377920" text:style-name="L7">
        <text:list-header>
          <text:p text:style-name="P204"/>
        </text:list-header>
        <text:list-item text:start-value="1">
          <text:p text:style-name="P204"><text:s/>Create a xcatdb user id and group for the DB2 client instance. <text:s/>The home directory for the instance will be in /var/lib/db2 as on the MN. </text:p>
          <text:p text:style-name="P202"><text:span text:style-name="T8"><text:line-break/><text:line-break/></text:span><text:span text:style-name="T8">On AIX:<text:line-break/></text:span><text:span text:style-name="T1"><text:line-break/></text:span><text:span text:style-name="T73">mkgroup xcatdb<text:line-break/>mkuser pgrp='xcatdb' home='/var/lib/db2' shell='/bin/ksh' <text:s/>xcatdb</text:span></text:p>
          <text:p text:style-name="P205"/>
          <text:p text:style-name="P202"><text:span text:style-name="T68"><text:line-break/></text:span><text:span text:style-name="T1"><text:line-break/></text:span><text:span text:style-name="T70">On Linux:</text:span><text:span text:style-name="T3"> </text:span></text:p>
          <text:p text:style-name="P170"/>
          <text:p text:style-name="P206">groupadd <text:s/>xcatdb</text:p>
          <text:p text:style-name="P202"><text:span text:style-name="T69">useradd -d /var/lib/db2 -g xcatdb <text:s/>-m -s /bin/bash xcatdb</text:span><text:span text:style-name="T68"><text:line-break/></text:span><text:soft-page-break/><text:span text:style-name="T1"><text:line-break/></text:span></text:p>
          <text:p text:style-name="P158"/>
        </text:list-item>
        <text:list-item>
          <text:p text:style-name="P139">Set the xcatdb password</text:p>
          <text:p text:style-name="P200"><text:span text:style-name="T8"><text:s text:c="12"/>On AIX <text:line-break/> <text:s text:c="11"/></text:span><text:span text:style-name="T9">chpasswd -c</text:span></text:p>
          <text:p text:style-name="P203">xcatdb:&lt;passwd&gt;</text:p>
          <text:p text:style-name="P203">ctl-D</text:p>
          <text:p text:style-name="P203"/>
          <text:p text:style-name="P138"><text:s text:c="12"/>On Linux</text:p>
          <text:p text:style-name="P203">chpasswd </text:p>
          <text:p text:style-name="P203">xcatdb:&lt;passwd&gt;</text:p>
          <text:p text:style-name="P203">ctl-D</text:p>
          <text:p text:style-name="P203"/>
          <text:p text:style-name="P139">Note: we use the chpasswd command so the password will not have to be changed the first time we use the xcatdb userid. <text:line-break/><text:line-break/> <text:s text:c="11"/></text:p>
          <text:p text:style-name="P159"/>
        </text:list-item>
        <text:list-item>
          <text:p text:style-name="P160">Add the following entry into /etc/services on the Service Node</text:p>
          <text:p text:style-name="P174"><text:line-break/><text:span text:style-name="T28">Edit the /etc/services file and add the following (suggestion: insert above the references section) </text:span></text:p>
        </text:list-item>
      </text:list>
      <text:p text:style-name="P11"/>
      <text:p text:style-name="P52"># note this must match what is in /etc/services on the Management/DB2 Server. Again make sure matching port is not used on both machines. </text:p>
      <text:p text:style-name="P52"/>
      <text:p text:style-name="P52">db2c_xcatdb <text:s text:c="3"/>50001/tcp <text:s text:c="3"/># Port for DB2 Server Connect</text:p>
      <text:p text:style-name="P52"/>
      <text:p text:style-name="P54"/>
      <text:list xml:id="list28365847" text:continue-numbering="true" text:style-name="L7">
        <text:list-item>
          <text:p text:style-name="P159">Create the DB2 Client Instance</text:p>
        </text:list-item>
      </text:list>
      <text:p text:style-name="P50">To create the xCAT DB2 Client Instance run the following:</text:p>
      <text:p text:style-name="P51"><text:s text:c="3"/></text:p>
      <text:p text:style-name="P19"><text:s text:c="6"/><text:span text:style-name="T24">On Linux:</text:span></text:p>
      <text:p text:style-name="P60"><text:span text:style-name="T10">/opt/ibm/db2/V9.7/instance/db2icrt -s client xcatdb </text:span><text:line-break/>On AIX:<text:line-break/><text:span text:style-name="T10">/opt/IBM/db2/V9.7/instance/db2icrt -s client xcatdb</text:span></text:p>
      <text:list xml:id="list28369868" text:continue-numbering="true" text:style-name="L7">
        <text:list-item>
          <text:p text:style-name="P172">Update the <text:s/>Client Instance</text:p>
        </text:list-item>
      </text:list>
      <text:p text:style-name="Standard"/>
      <text:p text:style-name="P94">su – xcatdb</text:p>
      <text:p text:style-name="P95"><text:span text:style-name="T5">&gt;</text:span><text:span text:style-name="T52">export EXTSHM=ON </text:span></text:p>
      <text:p text:style-name="P91"><text:span text:style-name="T56">&gt;</text:span><text:span text:style-name="T51">db2set DB2ENVLIST=EXTSHM </text:span></text:p>
      <text:p text:style-name="P97"/>
      <text:list xml:id="list28394483" text:continue-numbering="true" text:style-name="L7">
        <text:list-item>
          <text:p text:style-name="P163">Extend the number of shared memory segments allowed.</text:p>
          <text:p text:style-name="P163">Add the following line to /var/lib/db2/sqllib/db2profile</text:p>
          <text:p text:style-name="P163">Note: you will need to add this export for all ID's that access the database. </text:p>
          <text:p text:style-name="P163"><text:soft-page-break/><text:s text:c="4"/></text:p>
          <text:p text:style-name="P163"><text:s text:c="5"/>EXTSHM=ON</text:p>
          <text:p text:style-name="P163"><text:s text:c="5"/>export EXTSHM</text:p>
          <text:p text:style-name="P163"/>
        </text:list-item>
        <text:list-item>
          <text:p text:style-name="P163">Set the db2 environment variables for root </text:p>
          <text:p text:style-name="P163">For AIX as root:</text:p>
          <text:p text:style-name="P163"><text:s text:c="6"/>vi /etc/profile</text:p>
        </text:list-item>
      </text:list>
      <text:p text:style-name="P66"><text:s text:c="18"/>add the following lines:</text:p>
      <text:p text:style-name="P66"><text:s text:c="19"/>export DB2INSTANCE=xcatdb </text:p>
      <text:p text:style-name="Body_20_Text_20_First_20_Indent"><text:s text:c="15"/>export EXTSHM=ON</text:p>
      <text:p text:style-name="P66"><text:s text:c="20"/></text:p>
      <text:list xml:id="list28373271" text:continue-numbering="true" text:style-name="L7">
        <text:list-header>
          <text:p text:style-name="P163"><text:s text:c="6"/></text:p>
          <text:p text:style-name="P163">For Linux as root:</text:p>
          <text:p text:style-name="P163"><text:s text:c="6"/>cd /etc/profile.d</text:p>
          <text:p text:style-name="P163"><text:s text:c="7"/>vi xcat.sh</text:p>
          <text:p text:style-name="P163"><text:s text:c="10"/>add the following line:</text:p>
          <text:p text:style-name="P163"><text:s text:c="11"/>export DB2INSTANCE=xcatdb</text:p>
          <text:p text:style-name="P163"><text:s text:c="11"/>export EXTSHM=ON</text:p>
          <text:p text:style-name="P163"><text:s text:c="11"/></text:p>
        </text:list-header>
      </text:list>
      <text:p text:style-name="P84"><text:s text:c="13"/>vi xcat.csh</text:p>
      <text:p text:style-name="P84"><text:s text:c="17"/>add the following line:</text:p>
      <text:p text:style-name="P84"><text:s text:c="18"/>setenv DB2INSTANCE "xcatdb"</text:p>
      <text:p text:style-name="P84"><text:s text:c="18"/>setenv <text:s/>EXTSHM “ON”</text:p>
      <text:p text:style-name="P84"/>
      <text:p text:style-name="P84"><text:s text:c="6"/>Note: either logout and back in or <text:s/>set the environment variable manually for root:</text:p>
      <text:p text:style-name="Standard"><text:span text:style-name="T13"><text:s text:c="11"/>export DB2INSTANCE=xcatdb; <text:s/>export EXTSHM=ON <text:s text:c="12"/></text:span><text:line-break/></text:p>
      <text:p text:style-name="P9"/>
      <text:p text:style-name="Heading_20_3"><text:bookmark text:name="__RefHeading__15998_666694827"/>Manually creating the catalog of the DB2 Server Node on the Service Node <text:bookmark-end text:name="__RefHeading__15998_666694827"/></text:p>
      <text:p text:style-name="Default_20_Text"/>
      <text:p text:style-name="P38">Now we will setup the Client on the Service Node <text:s/>to access the database on the Management Node (mn) using xcatdb instance on the Service Node:</text:p>
      <text:p text:style-name="P38"/>
      <text:p text:style-name="P39"/>
      <text:p text:style-name="P104"/>
      <text:p text:style-name="Code_20_Indented"><text:s text:c="3"/>su – xcatdb</text:p>
      <text:p text:style-name="P58"><text:s/></text:p>
      <text:p text:style-name="P58">db2 catalog tcpip node mn <text:s/>remote 9.114.113.203 server db2c_xcatdb </text:p>
      <text:p text:style-name="P58">(note: port must match what is in /etc/services)</text:p>
      <text:p text:style-name="P58">db2 terminate <text:s/>( refreshes cache)</text:p>
      <text:p text:style-name="P58"/>
      <text:p text:style-name="P58"><text:soft-page-break/>to check run db2 list node directory:</text:p>
      <text:p text:style-name="P58"/>
      <text:p text:style-name="P58"><text:s/>db2 list node directory</text:p>
      <text:p text:style-name="P58"/>
      <text:p text:style-name="P58"><text:s/>Node Directory</text:p>
      <text:p text:style-name="P58"/>
      <text:p text:style-name="P58"><text:s/>Number of entries in the directory = 1</text:p>
      <text:p text:style-name="P58"/>
      <text:p text:style-name="P58">Node 1 entry:</text:p>
      <text:p text:style-name="P58"/>
      <text:p text:style-name="P58"><text:s/>Node name <text:s text:c="21"/>= MN</text:p>
      <text:p text:style-name="P58"><text:s/>Comment <text:s text:c="23"/>=</text:p>
      <text:p text:style-name="P58"><text:s/>Directory entry type <text:s text:c="10"/>= LOCAL</text:p>
      <text:p text:style-name="P58"><text:s/>Protocol <text:s text:c="22"/>= TCPIP</text:p>
      <text:p text:style-name="P58"><text:s/>Hostname <text:s text:c="22"/>= 9.114.113.203</text:p>
      <text:p text:style-name="P58"><text:s/>Service name <text:s text:c="18"/>= db2c_xcatdb</text:p>
      <text:p text:style-name="P58"/>
      <text:p text:style-name="P58"/>
      <text:p text:style-name="P58"/>
      <text:p text:style-name="P59">Note: <text:s/>9.114.113.203 <text:s/>must be an address or resolvable hostname that the Service Node can access the Management Node. </text:p>
      <text:p text:style-name="P83"/>
      <text:p text:style-name="P92"/>
      <text:p text:style-name="P92"/>
      <text:p text:style-name="Heading_20_3"><text:bookmark text:name="__RefHeading__16000_666694827"/><text:s/>Manually Catalog the Server Instance Database on the Service Node<text:bookmark-end text:name="__RefHeading__16000_666694827"/></text:p>
      <text:p text:style-name="P11">Next on the Service Node, we will catalog the xcatdb database and it's location on the mn.</text:p>
      <text:p text:style-name="P11"/>
      <text:p text:style-name="P11"/>
      <text:p text:style-name="P11"/>
      <text:p text:style-name="P11"><text:s text:c="14"/>su – xcatdb ( if not already there)</text:p>
      <text:p text:style-name="P58">db2 catalog db xcatdb <text:s/>as xcatdb at node mn</text:p>
      <text:p text:style-name="P58">db2 terminate <text:s/>( refreshes cache)</text:p>
      <text:p text:style-name="P58"/>
      <text:p text:style-name="P60">For more information: See <text:s text:c="2"/>http://publib.boulder.ibm.com/infocenter/db2luw/v8/index.jsp?topic=/com.ibm.db2.udb.doc/core/r0001944.htm</text:p>
      <text:p text:style-name="P16"/>
      <text:p text:style-name="P11"/>
      <text:p text:style-name="P11"/>
      <text:h text:style-name="Heading_20_2" text:outline-level="2"><text:bookmark text:name="__RefHeading__16002_666694827"/><text:s/><text:reference-mark-start text:name="Test the Database Connection "/>Test the Database Connection <text:bookmark-end text:name="__RefHeading__16002_666694827"/><text:reference-mark-end text:name="Test the Database Connection "/></text:h>
      <text:p text:style-name="Default_20_Text"/>
      <text:p text:style-name="Code_20_Indented"><text:s/>su – xcatdb (if not already there)</text:p>
      <text:p text:style-name="P11"/>
      <text:p text:style-name="Code_20_Indented"/>
      <text:p text:style-name="Code_20_Indented"><text:soft-page-break/></text:p>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bookmark text:name="__RefHeading__16004_666694827"/><text:s/>Start the xCAT daemon<text:bookmark-end text:name="__RefHeading__16004_666694827"/></text:h>
      <text:p text:style-name="P24">If the service node has xCAT installed, <text:s/>you can not start the xcatd daemon</text:p>
      <text:p text:style-name="P24"><text:s text:c="3"/>On AIX: <text:s/>restartxcatd</text:p>
      <text:p text:style-name="P24"><text:s text:c="3"/>On Linux: service xcatd start </text:p>
      <text:p text:style-name="Default_20_Text"/>
      <text:h text:style-name="Heading_20_1" text:outline-level="1"><text:bookmark text:name="__RefHeading__16006_666694827"/><text:s/>Adding ODBC support <text:bookmark-end text:name="__RefHeading__16006_666694827"/></text:h>
      <text:p text:style-name="Default_20_Text"/>
      <text:p text:style-name="P121">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Error: Reference source not found</text:reference-ref>.</text:p>
      <text:p text:style-name="P123"/>
      <text:p text:style-name="P130"/>
      <text:p text:style-name="P122">More information about the IBM DB2 Driver for ODBC and CLI is found in </text:p>
      <text:p text:style-name="P120">http://publib.boulder.ibm.com/infocenter/db2luw/v9/index.jsp?topic=/com.ibm.db2.udb.apdv.cli.doc/doc/c0023378.htm</text:p>
      <text:h text:style-name="Heading_20_2" text:outline-level="2"><text:bookmark text:name="__RefHeading__16008_666694827"/>Setup the ODBC on the Management Node (DB2 Server)<text:bookmark-end text:name="__RefHeading__16008_666694827"/></text:h>
      <text:p text:style-name="Text_20_body"><text:span text:style-name="T43">On AIX: You need the </text:span><text:span text:style-name="T48">unixODBC </text:span><text:span text:style-name="T43">package</text:span><text:span text:style-name="T47">s</text:span></text:p>
      <text:p text:style-name="Text_20_body"><text:span text:style-name="T43">included in the </text:span><text:span text:style-name="T48">dep-aix-xxxx.tar.gz </text:span><text:span text:style-name="T43">file. The </text:span><text:span text:style-name="T48">.gz </text:span><text:span text:style-name="T43">file</text:span><text:span text:style-name="T27"> </text:span><text:span text:style-name="T43">was</text:span><text:span text:style-name="T74"> </text:span><text:span text:style-name="T43">download when</text:span><text:span text:style-name="T27"> </text:span><text:span text:style-name="T43">the xCAT Management Node was setup. To install the package, go to the directory where the gz file was untared and use the following command:</text:span></text:p>
      <text:p text:style-name="P107"/>
      <text:p text:style-name="P108">rpm -i unixODBC-*</text:p>
      <text:p text:style-name="P108"/>
      <text:p text:style-name="P124"><text:span text:style-name="T58">As of xCAT 2.5 or later, you can use db2sqlsetup command in xCAT to perform </text:span><text:soft-page-break/><text:span text:style-name="T58">the ODBC setup operations below. See manpage for</text:span> <text:span text:style-name="T58">db2sqlsetup. <text:s/></text:span></text:p>
      <text:p text:style-name="P123"/>
      <text:p text:style-name="P122">To setup the ODBC on the MN using db2sqlsetup, <text:s/>run the following command. You must be in a writeable directory to run the command, because it will need to create <text:s/>a file to the current directory. </text:p>
      <text:p text:style-name="P80">db2sqlsetup -o -S -V </text:p>
      <text:p text:style-name="P78"/>
      <text:p text:style-name="P124"><text:span text:style-name="T58"><text:s/>After using the db2sqlsetup script you can move on to </text:span><text:span text:style-name="T58"><text:reference-ref text:reference-format="text" text:ref-name="Setup ODBC on the Service Nodes">Setup ODBC on the Service Nodes</text:reference-ref></text:span><text:span text:style-name="T58">.</text:span></text:p>
      <text:p text:style-name="P123"/>
      <text:p text:style-name="P123"/>
      <text:p text:style-name="Heading_20_3"><text:span text:style-name="T43">1. To Setup the ODBC manually</text:span><text:span text:style-name="T27"> </text:span><text:span text:style-name="T43">.</text:span></text:p>
      <text:p text:style-name="P107"/>
      <text:p text:style-name="P128"/>
      <text:p text:style-name="P107">On AIX:</text:p>
      <text:p text:style-name="P113">When a new a new DB2 instance is created on AIX, DB2 places a copy of the ODBC DB2 driver into the database instance directory: &lt;DB2INSTANCE_HOME&gt;/sqllib/lib/libdb2.a, <text:s/>where in our process &lt;DB2INSTANCE_HOME&gt; is /var/lib/db2.</text:p>
      <text:p text:style-name="P113">The unixODBC Driver Manager loads the DB2 Driver dynamically so the shared object must be extracted from the driver. To do this use the following commands: </text:p>
      <text:p text:style-name="P113">cd <text:s/>/var/lib/db2/sqllib/lib</text:p>
      <text:p text:style-name="P113">ar -x libdb2.a</text:p>
      <text:p text:style-name="P107"/>
      <text:p text:style-name="P113">This produces a shr.o. Rename this file to libdb2.so.</text:p>
      <text:p text:style-name="P113">mv shr.o libdb2.so</text:p>
      <text:p text:style-name="P113"/>
      <text:p text:style-name="P113"/>
      <text:p text:style-name="P113">On Linux: The unixODBC package come as part of the OS. <text:s text:c="2"/>Refer to</text:p>
      <text:p text:style-name="P113">xCAT Top Doc for how to get packages from the distro.</text:p>
      <text:p text:style-name="P108">rpm -i unixODBC-*</text:p>
      <text:p text:style-name="P133"/>
      <text:p text:style-name="P132"/>
      <text:p text:style-name="P107"><text:soft-page-break/></text:p>
      <text:p text:style-name="Text_20_body"><text:span text:style-name="T43">2. To configure ODBC you need to make changes to the </text:span><text:span text:style-name="T48">odbcinst.ini and</text:span></text:p>
      <text:p text:style-name="Text_20_body"><text:span text:style-name="T48">odbc.ini </text:span><text:span text:style-name="T43">files so that ODBC works with the xCAT database. First update the</text:span></text:p>
      <text:p text:style-name="Text_20_body"><text:span text:style-name="T48">odbcinst.ini </text:span><text:span text:style-name="T43">file with the correct driver </text:span><text:span text:style-name="T43">name.</text:span></text:p>
      <text:p text:style-name="P107"/>
      <text:p text:style-name="P113">On AIX:</text:p>
      <text:p text:style-name="P107"/>
      <text:p text:style-name="P113">For the Driver, enter the path name of the shared object you created:</text:p>
      <text:p text:style-name="P107"/>
      <text:p text:style-name="P108">vi /etc/odbcinst.ini</text:p>
      <text:p text:style-name="P107"><text:span text:style-name="T76">[</text:span><text:span text:style-name="T76">DB2]</text:span></text:p>
      <text:p text:style-name="P107"><text:span text:style-name="T76">Description = </text:span><text:span text:style-name="T76">DB2 Driver</text:span></text:p>
      <text:p text:style-name="P107"><text:span text:style-name="T76">Driver = </text:span><text:span text:style-name="T76">/var/lib/db2/sqllib/lib/libdb2.so</text:span></text:p>
      <text:p text:style-name="P117">FileUsage = 1</text:p>
      <text:p text:style-name="P117">DontDLClose = 1</text:p>
      <text:p text:style-name="P127">Threading = 0</text:p>
      <text:p text:style-name="P117"/>
      <text:p text:style-name="P113">On <text:s/>RH and Fedora:</text:p>
      <text:p text:style-name="P107"/>
      <text:p text:style-name="P113">For the Driver, enter the path name of the shared object from the OS:</text:p>
      <text:p text:style-name="P107"/>
      <text:p text:style-name="P108">vi /etc/odbcinst.ini</text:p>
      <text:p text:style-name="P117">[DB2]</text:p>
      <text:p text:style-name="P117">Description = DB2 Driver</text:p>
      <text:p text:style-name="P117">Driver = /var/lib/db2/sqllib/lib/libdb2o.so</text:p>
      <text:p text:style-name="P117">FileUsage = 1</text:p>
      <text:p text:style-name="P117">DontDLClose = 1</text:p>
      <text:p text:style-name="P127">Threading = 0</text:p>
      <text:p text:style-name="P107"/>
      <text:p text:style-name="P113">On SLES: <text:s text:c="2"/>(TBD, if supported)</text:p>
      <text:p text:style-name="P107"/>
      <text:p text:style-name="P108">vi /etc/unixODBC/odbcinst.ini</text:p>
      <text:p text:style-name="P117">[DB2]</text:p>
      <text:p text:style-name="P117"><text:soft-page-break/>Description = DB2 Driver</text:p>
      <text:p text:style-name="P117">Driver = /var/lib/db2/sqllib/lib/libdb2o.so</text:p>
      <text:p text:style-name="P117">FileUsage = 1</text:p>
      <text:p text:style-name="P117">DontDLClose = 1</text:p>
      <text:p text:style-name="P127">Threading = 0</text:p>
      <text:p text:style-name="P107"/>
      <text:p text:style-name="Text_20_body"><text:span text:style-name="T43">Then update the </text:span><text:span text:style-name="T48">obdc.ini </text:span><text:span text:style-name="T43">files with the DSN information for ODBC. Use</text:span></text:p>
      <text:p text:style-name="P113">DATABASE instance name and database <text:s/>as defined in the /etc/xcat/cfgloc file. In our process they are the same. </text:p>
      <text:p text:style-name="P129"/>
      <text:p text:style-name="P107"/>
      <text:p text:style-name="P113">On AIX, ( Redhat to be tested ):</text:p>
      <text:p text:style-name="P108">vi /etc/odbc.ini</text:p>
      <text:p text:style-name="P117">[xcatdb]</text:p>
      <text:p text:style-name="P107"><text:span text:style-name="T76">Driver = </text:span><text:span text:style-name="T76">DB2</text:span></text:p>
      <text:p text:style-name="P107"><text:span text:style-name="T76">DATABASE = </text:span><text:span text:style-name="T76">xcatdb</text:span></text:p>
      <text:p text:style-name="P107"/>
      <text:p text:style-name="P113">On SLES ( to be tested. If supported) </text:p>
      <text:p text:style-name="P108">vi /etc/unixODBC/odbc.ini</text:p>
      <text:p text:style-name="P117">[xcatdb]</text:p>
      <text:p text:style-name="P117">Driver = DB2</text:p>
      <text:p text:style-name="P117">DATABASE = xcatdb</text:p>
      <text:p text:style-name="P134"/>
      <text:p text:style-name="P107"/>
      <text:p text:style-name="P113">3. Put the instancename <text:s/>and password for xcatdb database on the root's home</text:p>
      <text:p text:style-name="P113">directory so that user root will not have to specify them when accessing the</text:p>
      <text:p text:style-name="P113">database through ODBC. The DATABASE, instancename <text:s/>and</text:p>
      <text:p text:style-name="Text_20_body"><text:span text:style-name="T43">PASSWORD must match was put in the </text:span><text:span text:style-name="T48">/etc/xcat/cfgloc </text:span><text:span text:style-name="T43">file.</text:span></text:p>
      <text:p text:style-name="Text_20_body"><text:span text:style-name="T43">v</text:span><text:span text:style-name="T48">i ~/.odbc.ini</text:span></text:p>
      <text:p text:style-name="P107"/>
      <text:p text:style-name="P107"><text:span text:style-name="T77">[x</text:span><text:span text:style-name="T77">catdb</text:span><text:span text:style-name="T77">]</text:span></text:p>
      <text:p text:style-name="P118">DATABASE = xcatdb</text:p>
      <text:p text:style-name="P107"><text:span text:style-name="T77">USER = xcat</text:span><text:span text:style-name="T77">db</text:span></text:p>
      <text:p text:style-name="P118">PASSWORD = xcat20l</text:p>
      <text:p text:style-name="P107"><text:soft-page-break/></text:p>
      <text:p text:style-name="P113">Update the permissions for root only read of the file.</text:p>
      <text:p text:style-name="P107"/>
      <text:p text:style-name="P108">chmod 0600 .odbc.ini</text:p>
      <text:h text:style-name="Heading_20_2" text:outline-level="2"><text:bookmark text:name="__RefHeading__16010_666694827"/><text:reference-mark-start text:name="Setup ODBC on the Service Nodes"/>Setup ODBC on the Service Nodes<text:bookmark-end text:name="__RefHeading__16010_666694827"/><text:reference-mark-end text:name="Setup ODBC on the Service Nodes"/></text:h>
      <text:p text:style-name="Default_20_Text"/>
      <text:list xml:id="list28224969" text:style-name="L13">
        <text:list-header>
          <text:p text:style-name="P151">Skip this step, if there are no service nodes in the cluster.</text:p>
        </text:list-header>
      </text:list>
      <text:p text:style-name="Default_20_Text">Now that the DB2 database is setup, if you have not done so, install xCAT on the Service Node. <text:s/>As of xCAT release 2.6 you can also automatically install and setup DB2 on your service nodes during the xCAT Service Node install process by adding two postscripts (db2install and odbcsetup) to you service node postscript list.</text:p>
      <text:p text:style-name="Default_20_Text">Use the following references for setting up your Service Nodes:</text:p>
      <text:list xml:id="list28364446" text:continue-list="list28231884" text:style-name="L11">
        <text:list-item text:start-value="1">
          <text:p text:style-name="P177"><text:a xlink:type="simple" xlink:href="http://xcat.svn.sourceforge.net/viewvc/xcat/xcat-core/trunk/xCAT-client/share/doc/xCAT2SetupHierarchy.pdf">Setting up Hierarchy in xCAT </text:a></text:p>
        </text:list-item>
        <text:list-item>
          <text:p text:style-name="P177"><text:a xlink:type="simple" xlink:href="http://xcat.svn.sourceforge.net/viewvc/xcat/xcat-core/trunk/xCAT-client/share/doc/xCAT2onAIXServiceNodes.pdf">Setting up an AIX Hierarchical Cluster</text:a></text:p>
        </text:list-item>
      </text:list>
      <text:p text:style-name="Default_20_Text"><text:a xlink:type="simple" xlink:href="http://xcat.svn.sourceforge.net/viewvc/xcat/xcat-core/trunk/xCAT-client/share/doc/xCAT2onAIXServiceNodes.pdf"/></text:p>
      <text:p text:style-name="P1"><text:span text:style-name="T22">In xCAT 2.6</text:span>, <text:s/>you can automatically setup the ODBC on the servicenodes during the install by following the instructions in <text:reference-ref text:reference-format="text" text:ref-name="Automatic install of DB2 and Client setup (xCAT 2.6+)">Automatic install of DB2 and Client setup on SN</text:reference-ref>. <text:s text:c="2"/></text:p>
      <text:p text:style-name="P116"/>
      <text:p text:style-name="P116">If you are not at 2.6, <text:s/>then you will need to manually setup the DB2 client <text:s/>and ODBC on the Service Nodes, following these instructions:</text:p>
      <text:p text:style-name="Text_20_body"><text:span text:style-name="T45"><text:s/>You may <text:s/>need to manually install the </text:span><text:span text:style-name="T43">unixODBC and the perl-DBD-DB2 driver</text:span><text:span text:style-name="T27"> </text:span><text:span text:style-name="T43">on the <text:s/>Service nodes and modify the ODBC configuration files just as we did in step 1 and 2. <text:s text:c="3"/>To do this, you should have already installed and setup the DB2 Client </text:span><text:span text:style-name="T43">code on the Service Nodes as documented in </text:span><text:span text:style-name="T43"><text:reference-ref text:reference-format="text" text:ref-name="Setting up the DB2 Client on the Service Nodes">Setting up the DB2 Client on the Service Nodes</text:reference-ref></text:span><text:span text:style-name="T43">.</text:span></text:p>
      <text:p text:style-name="P113">Install the DB2 driver into the same directory as on the management node, so the odbcinst.ini file can be the same on the management and service nodes..</text:p>
      <text:p text:style-name="P107"/>
      <text:p text:style-name="Text_20_body"><text:span text:style-name="T43">xCAT has utilities to install additional software on the nodes. To install ODBC </text:span><text:span text:style-name="T27"><text:s/></text:span><text:span text:style-name="T43">on to the service nodes, refer to the following documents for details:</text:span></text:p>
      <text:p text:style-name="P107"/>
      <text:p text:style-name="Text_20_body"><text:span text:style-name="T43">AIX: </text:span><text:a xlink:type="simple" xlink:href="http://xcat.svn.sourceforge.net/viewvc/xcat/xcat-core/trunk/xCAT-client/share/doc/xCAT2onAIXUpdates.pdf"><text:span text:style-name="T78">xCAT2onAIXUpdates.pdf</text:span></text:a></text:p>
      <text:p text:style-name="P113">Linux: <text:a xlink:type="simple" xlink:href="http://xcat.svn.sourceforge.net/viewvc/xcat/xcat-core/trunk/xCAT-client/share/doc/xCAT2-updatenode.pdf">xCAT2-updatenode.pdf</text:a></text:p>
      <text:p text:style-name="P107">I<text:span text:style-name="T22">f the Service Node is already installed with xCAT 2.5+, <text:s/>you can use the db2sqlsetup script to setup your service nodes on the service node, instead of the following manual steps. <text:s/></text:span></text:p>
      <text:p text:style-name="P125"><text:soft-page-break/><text:span text:style-name="T58">To setup the ODBC on the SN using db2sqlsetup, <text:s/>run the following command. You </text:span><text:span text:style-name="T58">must be in a writeable directory to run the command, because it will need to create <text:s/>a file to the current directory. </text:span></text:p>
      <text:p text:style-name="P89">db2sqlsetup -o -C -V </text:p>
      <text:p text:style-name="P126"/>
      <text:p text:style-name="P107"><text:span text:style-name="T22"><text:s text:c="3"/>If you use the db2sqlsetup routine on the Service Node, you can skip to </text:span><text:span text:style-name="T22"><text:reference-ref text:reference-format="text" text:ref-name="Test the ODBC connection.">Test the ODBC connection.</text:reference-ref></text:span></text:p>
      <text:p text:style-name="P113">To setup the ODBC configuration files, just <text:s/>sync the files to the service nodes from the ones setup on the Management Node. <text:s text:c="25"/></text:p>
      <text:p text:style-name="Text_20_body"><text:span text:style-name="T43">The service in the following command</text:span><text:span text:style-name="T74"> </text:span><text:span text:style-name="T43">is the node group name for all the service nodes.</text:span></text:p>
      <text:p text:style-name="P113">On AIX:</text:p>
      <text:p text:style-name="P108">xdcp service -v /etc/odbcinst.ini /etc/odbcinst.ini</text:p>
      <text:p text:style-name="P108">xdcp service -v /etc/odbc.ini /etc/odbc.ini</text:p>
      <text:p text:style-name="P108">xdcp service -v /.odbc.ini /.odbc.ini</text:p>
      <text:p text:style-name="P107"/>
      <text:p text:style-name="P113">On RH and Fedora:</text:p>
      <text:p text:style-name="P108">xdcp service -v /etc/odbcinst.ini /etc/odbcinst.ini</text:p>
      <text:p text:style-name="P108">xdcp service -v /etc/odbc.ini /etc/odbc.ini</text:p>
      <text:p text:style-name="P108">xdcp service -v /root/.odbc.ini /root/.odbc.ini</text:p>
      <text:p text:style-name="P107"/>
      <text:p text:style-name="P113">On SLES</text:p>
      <text:p text:style-name="P108">xdcp service -v /etc/unixODBC/odbcinst.ini /etc/unixODBC/odbcinst.ini</text:p>
      <text:p text:style-name="P108">xdcp service -v /etc/unixODBC/odbc.ini /etc/unixODBC/odbc.ini</text:p>
      <text:p text:style-name="P108">xdcp service -v /root/.odbc.ini /root/.odbc.ini</text:p>
      <text:p text:style-name="P108"/>
      <text:p text:style-name="P112">You will have to setup one additional file on the Service Node(client):</text:p>
      <text:p text:style-name="P108"><text:span text:style-name="T2">If </text:span>/var/lib/db2/sqllib/cfg/db2cli.ini <text:span text:style-name="T2">exists then </text:span></text:p>
      <text:p text:style-name="P108">cp /var/lib/db2/sqllib/cfg/db2cli.ini /var/lib/db2/sqllib/cfg/db2cli.ini.org</text:p>
      <text:p text:style-name="P108"/>
      <text:p text:style-name="P110">then whether it exists or not</text:p>
      <text:p text:style-name="P108">vi /var/lib/db2/sqllib/cfg/db2cli.ini</text:p>
      <text:p text:style-name="P110">Add the following stanza:</text:p>
      <text:p text:style-name="P111"><text:soft-page-break/>[xcatdb]</text:p>
      <text:p text:style-name="P111">uid=xcatdb</text:p>
      <text:p text:style-name="P111">pwd=xcat201</text:p>
      <text:p text:style-name="P108">chown xcatdb /var/lib/db2/sqllib/cfg/db2cli.ini</text:p>
      <text:p text:style-name="P108">chmod 0600 /var/lib/db2/sqllib/cfg/db2cli.ini</text:p>
      <text:p text:style-name="P131"/>
      <text:p text:style-name="P113">5. <text:reference-mark-start text:name="Test the ODBC connection."/>Test the ODBC connection.<text:reference-mark-end text:name="Test the ODBC connection."/></text:p>
      <text:p text:style-name="Text_20_body"><text:span text:style-name="T43">On AIX, as root: </text:span><text:span text:style-name="T48">/usr/local/bin/isql -v xcatdb</text:span></text:p>
      <text:p text:style-name="Text_20_body"><text:span text:style-name="T43">or as non-root user: </text:span><text:span text:style-name="T48">/usr/local/bin/isql -v xcatdb xcatdb &lt;passwd&gt;</text:span></text:p>
      <text:p text:style-name="P107"><text:span text:style-name="T79">On Linux, as root: </text:span><text:span text:style-name="T75">/usr/bin/isql -v xcatdb</text:span></text:p>
      <text:p text:style-name="P107"><text:span text:style-name="T79">or as non-root user: </text:span><text:span text:style-name="T75">/usr/bin/isql -v xcatdb xcatadmin xcat201</text:span></text:p>
      <text:p text:style-name="P107"> </text:p>
      <text:p text:style-name="P108">/usr/local/bin/isql -v xcatdb</text:p>
      <text:p text:style-name="P119">+--------------------+</text:p>
      <text:p text:style-name="P119">| Connected! |</text:p>
      <text:p text:style-name="P119">| |</text:p>
      <text:p text:style-name="P119">| sql-statement |</text:p>
      <text:p text:style-name="P119">| help[tablename] |</text:p>
      <text:p text:style-name="P119">| quit |</text:p>
      <text:p text:style-name="P119">+--------------------+</text:p>
      <text:p text:style-name="P109">SQL&gt; LIST <text:s/>TABLES;</text:p>
      <text:p text:style-name="P119">+--------------------+</text:p>
      <text:p text:style-name="P119">| Tables_in_xcatdb |</text:p>
      <text:p text:style-name="P119">|--------------------|</text:p>
      <text:p text:style-name="P119">| . |</text:p>
      <text:p text:style-name="P119">| networks |</text:p>
      <text:p text:style-name="P119">| nodelist |</text:p>
      <text:p text:style-name="P119">| site |</text:p>
      <text:p text:style-name="P119">| . |</text:p>
      <text:p text:style-name="P119">| . |</text:p>
      <text:p text:style-name="P119">+--------------------+</text:p>
      <text:p text:style-name="P119">SQL&gt; DESCRIBE table site;</text:p>
      <text:p text:style-name="P119">+----------+--------------+------+-----+---------+-------+</text:p>
      <text:p text:style-name="P119">| Field | Type | Null | Key | Default | Extra |</text:p>
      <text:p text:style-name="P119"><text:soft-page-break/>+----------+--------------+------+-----+---------+-------+</text:p>
      <text:p text:style-name="P119">| key | varchar(128) | NO | PRI | | |</text:p>
      <text:p text:style-name="P119">| value | text | YES | | NULL | |</text:p>
      <text:p text:style-name="P119">| comments | text | YES | | NULL | |</text:p>
      <text:p text:style-name="P119">| disable | text | YES | | NULL | |</text:p>
      <text:p text:style-name="P119">+----------+--------------+------+-----+---------+-------+</text:p>
      <text:p text:style-name="Text_20_body"><text:span text:style-name="T49">SQL </text:span><text:span text:style-name="T44">&gt; </text:span><text:span text:style-name="T49">quit;</text:span></text:p>
      <text:p text:style-name="Default_20_Text"/>
      <text:p text:style-name="Default_20_Text"/>
      <text:p text:style-name="Default_20_Text"/>
      <text:h text:style-name="Heading_20_1" text:outline-level="1"><text:bookmark text:name="__RefHeading__16014_666694827"/><text:a xlink:type="simple" xlink:href="http://xcat.svn.sourceforge.net/viewvc/xcat/xcat-core/trunk/xCAT-client/share/doc/xCAT2onAIXServiceNodes.pdf"><text:span text:style-name="T38"><text:s/>Migrating to AIX 7.1</text:span></text:a><text:bookmark-end text:name="__RefHeading__16014_666694827"/></text:h>
      <text:p text:style-name="Default_20_Text"><text:a xlink:type="simple" xlink:href="http://xcat.svn.sourceforge.net/viewvc/xcat/xcat-core/trunk/xCAT-client/share/doc/xCAT2onAIXServiceNodes.pdf"><text:span text:style-name="T38"/></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
      <text:p text:style-name="P6"/>
      <text:p text:style-name="P6"/>
      <text:list xml:id="list28222810" text:style-name="L14">
        <text:list-item>
          <text:p text:style-name="P188">Download the latest xCAT AIX deps package <text:s/>package, go to the 7.1 subdirectory</text:p>
        </text:list-item>
        <text:list-item>
          <text:p text:style-name="P188">rpm -Uvh perl-DBD-DB2-1-2.aix7.1.ppc.rpm</text:p>
        </text:list-item>
        <text:list-item>
          <text:p text:style-name="P189">start the xcatd daemon</text:p>
        </text:list-item>
      </text:list>
      <text:h text:style-name="Heading_20_1" text:outline-level="1"><text:bookmark text:name="__RefHeading__16016_666694827"/><text:s/>Removing xCAT from DB2<text:bookmark-end text:name="__RefHeading__16016_666694827"/></text:h>
      <text:p text:style-name="P31"/>
      <text:p text:style-name="P25"/>
      <text:p text:style-name="P55">To remove the database, <text:s/>first back it up.<text:line-break/><text:line-break/><text:span text:style-name="T1">mkdir -p ~/xcat-dbback<text:line-break/>dumpxCATdb -p ~/xcat-dbback</text:span></text:p>
      <text:p text:style-name="P26"/>
      <text:list xml:id="list28216101" text:style-name="L15">
        <text:list-item>
          <text:list>
            <text:list-item>
              <text:p text:style-name="P140">stop the xcatd daemon</text:p>
            </text:list-item>
            <text:list-item>
              <text:p text:style-name="P143"><text:soft-page-break/>Now remove the database. <text:line-break/><text:line-break/>su – xcatdb</text:p>
            </text:list-item>
          </text:list>
          <text:p text:style-name="P143"><text:s text:c="4"/>&gt;<text:span text:style-name="T50">db2 force application all</text:span></text:p>
          <text:p text:style-name="P143"><text:span text:style-name="T50"><text:s text:c="4"/>&gt;</text:span><text:span text:style-name="T53">db2iauto -off xcatdb</text:span></text:p>
          <text:list>
            <text:list-header>
              <text:p text:style-name="P144">&gt;db2 drop database xcatdb</text:p>
              <text:p text:style-name="P144"><text:line-break/></text:p>
            </text:list-header>
            <text:list-item>
              <text:p text:style-name="P140">remove /etc/xcat/cfgloc file ( points xCAT to DB2)</text:p>
              <text:p text:style-name="P140"/>
            </text:list-item>
            <text:list-item>
              <text:p text:style-name="P140">Install the DB2 <text:s/>database into SQLite</text:p>
              <text:p text:style-name="P141">XCATBYPASS=1 restorexCATdb -p ~/xcat-dbback</text:p>
            </text:list-item>
            <text:list-item>
              <text:p text:style-name="P140">start xcatd</text:p>
              <text:p text:style-name="P140"/>
            </text:list-item>
          </text:list>
        </text:list-item>
      </text:list>
      <text:p text:style-name="Default_20_Text"/>
      <text:h text:style-name="Heading_20_1" text:outline-level="1"><text:bookmark text:name="__RefHeading__16018_666694827"/><text:s/>Removing <text:s/>DB2 from MN and SN<text:bookmark-end text:name="__RefHeading__16018_666694827"/></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xml:id="list28220866" text:style-name="L16">
        <text:list-item>
          <text:p text:style-name="P179">Stop the xcatd daemon</text:p>
        </text:list-item>
        <text:list-item>
          <text:p text:style-name="P179">Remove the instance: ( <text:s/>if will not remove, <text:s/>su – xcatdb on the MN and db2stop, then try again).</text:p>
          <text:p text:style-name="P179">/opt/IBM/db2/V9.7/instance/db2idrop xcatdb</text:p>
        </text:list-item>
        <text:list-item>
          <text:p text:style-name="P179">Check to see if no instance:</text:p>
          <text:p text:style-name="P179">/opt/IBM/db2/V9.7/instance/db2ilist</text:p>
          <text:p text:style-name="P179"><text:s/></text:p>
        </text:list-item>
        <text:list-item>
          <text:p text:style-name="P179">Remove the DB2 ( this takes a while and removes the db2 installed):</text:p>
          <text:p text:style-name="P179">/opt/IBM/db2/V9.7/install/db2_deinstall -a</text:p>
        </text:list-item>
        <text:list-item>
          <text:p text:style-name="P179">Make sure /opt/IBM/db2/V9.7 is empty if you want to install db2 again</text:p>
        </text:list-item>
        <text:list-item>
          <text:p text:style-name="P179">remove instance port from /etc/services</text:p>
          <text:p text:style-name="P179">vi /etc/services</text:p>
          <text:p text:style-name="P179">delete entry: db2c_xcatdb1 <text:s text:c="3"/>50001/tcp <text:s text:c="3"/># Port for server connection</text:p>
        </text:list-item>
        <text:list-item>
          <text:p text:style-name="P179">remove xcatdb user and xcatdb group</text:p>
        </text:list-item>
        <text:list-item>
          <text:p text:style-name="P179">rm -rf /var/lib/db2/* <text:s/></text:p>
        </text:list-item>
        <text:list-item>
          <text:p text:style-name="P179">remove export DB2INSTANCE=xcatdb and <text:s/>export EXTSHM=ON from /etc/profile on AIX, <text:s/>or /etc/profile.d/xcat.sh or xcat.csh on Linux.</text:p>
          <text:p text:style-name="P179"><text:soft-page-break/></text:p>
          <text:p text:style-name="P196"><text:s text:c="3"/>On the Management Node</text:p>
        </text:list-item>
      </text:list>
      <text:p text:style-name="P24"/>
      <text:list xml:id="list28237219" text:style-name="L17">
        <text:list-item>
          <text:p text:style-name="P191">stop the xcatd daemon</text:p>
        </text:list-item>
        <text:list-item>
          <text:p text:style-name="P191">su – xcatdb <text:s text:c="3"/></text:p>
        </text:list-item>
        <text:list-item>
          <text:p text:style-name="P191">remove the database </text:p>
          <text:p text:style-name="P191"><text:s/>db2 drop database xcatdb <text:s/></text:p>
        </text:list-item>
        <text:list-item>
          <text:p text:style-name="P191">stop db2</text:p>
          <text:p text:style-name="P191">db2stop</text:p>
        </text:list-item>
        <text:list-item>
          <text:p text:style-name="P192"><text:s text:c="2"/>as <text:s/>root <text:s/>perform the remainder of these steps ( example AIX path)</text:p>
        </text:list-item>
        <text:list-item>
          <text:p text:style-name="P193">Remove xcatdb instance </text:p>
        </text:list-item>
      </text:list>
      <text:list xml:id="list28368461" text:continue-list="list28220866" text:style-name="L16">
        <text:list-header>
          <text:p text:style-name="P194">/opt/IBM/db2/V9.7/instance/db2idrop xcatdb</text:p>
        </text:list-header>
      </text:list>
      <text:list xml:id="list28373471" text:continue-list="list28237219" text:style-name="L17">
        <text:list-header>
          <text:p text:style-name="P191"/>
        </text:list-header>
        <text:list-item>
          <text:p text:style-name="P191">Check to see if no xcatdb instance</text:p>
          <text:p text:style-name="P191"><text:s text:c="4"/>/opt/IBM/db2/V9.7/instance/db2ilist </text:p>
        </text:list-item>
        <text:list-item>
          <text:p text:style-name="P191">Remove DB2 , if you want to deinstall DB2 ( this takes a while, this removes the DB2 install)</text:p>
          <text:p text:style-name="P191"><text:s text:c="3"/>/opt/IBM/db2/V9.7/install/db2_deinstall -a</text:p>
        </text:list-item>
        <text:list-item>
          <text:p text:style-name="P191">Make sure <text:s/>/opt/IBM/db2/V9.7 is empty, or you will not be able to install DB2 there again. </text:p>
        </text:list-item>
        <text:list-item>
          <text:p text:style-name="P191">Remove xcat entries in /etc/services</text:p>
          <text:p text:style-name="P191"># xcatdb db2 entries</text:p>
          <text:p text:style-name="P191">DB2_xcatdb_END <text:s/>60003/tcp</text:p>
          <text:p text:style-name="P191">db2c_xcatdb <text:s text:c="4"/>50001/tcp <text:s text:c="3"/># Port for server connection</text:p>
          <text:p text:style-name="P191"/>
          <text:p text:style-name="P191"/>
        </text:list-item>
        <text:list-item>
          <text:p text:style-name="P191">remove xcatdb user and xcatdb group</text:p>
        </text:list-item>
        <text:list-item>
          <text:p text:style-name="P191">rm -rf /var/lib/db2/* <text:s/></text:p>
          <text:p text:style-name="P191"/>
        </text:list-item>
      </text:list>
      <text:list xml:id="list28376551" text:continue-list="list28368461" text:style-name="L16">
        <text:list-item text:start-value="1">
          <text:p text:style-name="P195">remove export DB2INSTANCE=xcatdb and export EXTSHM=ON from /etc/profile on AIX, <text:s/>or /etc/profile.d/xcat.sh or xcat.csh on Linux.</text:p>
          <text:p text:style-name="P195"><text:s text:c="12"/></text:p>
          <text:p text:style-name="P179"/>
        </text:list-item>
      </text:list>
      <text:h text:style-name="Heading_20_1" text:outline-level="1"><text:bookmark text:name="__RefHeading__16020_666694827"/><text:reference-mark-start text:name="References"/><text:s/>References<text:bookmark-end text:name="__RefHeading__16020_666694827"/><text:reference-mark-end text:name="References"/></text:h>
      <text:list xml:id="list28224457" text:style-name="L18">
        <text:list-item>
          <text:p text:style-name="P190"><text:span text:style-name="T58">Configuring and Managing BlueGene <text:s/></text:span><text:a xlink:type="simple" xlink:href="http://www.redbooks.ibm.com/redbooks/pdfs/sg247352.pdf"><text:span text:style-name="T58">DB2 Setup Sections</text:span></text:a></text:p>
        </text:list-item>
        <text:list-item>
          <text:p text:style-name="P190"><text:a xlink:type="simple" xlink:href="http://www.ibm.com/developerworks/data/library/techarticle/dm-0606khatri/%20"><text:span text:style-name="T58">MySQL to DB2 migration</text:span></text:a></text:p>
        </text:list-item>
        <text:list-item>
          <text:p text:style-name="P190"><text:a xlink:type="simple" xlink:href="http://publib.boulder.ibm.com/infocenter/db2luw/v9r7/index.jsp?topic=/com.ibm.db2.luw.qb.server.doc/doc/t0007067.html"><text:span text:style-name="T58">Setting up the DB2 Client</text:span></text:a></text:p>
        </text:list-item>
        <text:list-item>
          <text:p text:style-name="P190"><text:a xlink:type="simple" xlink:href="http://www.michael-thomas.com/tech/db2/db2_survival_guide.htm"><text:span text:style-name="T58">DB2 Survival Guide</text:span></text:a></text:p>
        </text:list-item>
        <text:list-item>
          <text:p text:style-name="P190"><text:a xlink:type="simple" xlink:href="http://search.cpan.org/~ibmtordb2/DBD-DB2-1.74/DB2.pod"><text:span text:style-name="T58">DBD:DB2 pod</text:span></text:a></text:p>
        </text:list-item>
        <text:list-item>
          <text:p text:style-name="P190"><text:a xlink:type="simple" xlink:href="http://www.redbooks.ibm.com/redbooks/pdfs/sg247653.pdf"><text:span text:style-name="T58">DB2 Deployment Guide</text:span></text:a></text:p>
        </text:list-item>
        <text:list-item>
          <text:p text:style-name="P190"><text:a xlink:type="simple" xlink:href="http://www-01.ibm.com/support/docview.wss?rs=71&amp;uid=swg21297335"><text:span text:style-name="T58">DB2 Perl Database Interface </text:span></text:a></text:p>
        </text:list-item>
        <text:list-item>
          <text:p text:style-name="P190"><text:a xlink:type="simple" xlink:href="http://www.mail-archive.com/dbi-users@perl.org/"><text:span text:style-name="T58">DBI <text:s/>mail archives</text:span></text:a></text:p>
        </text:list-item>
        <text:list-item>
          <text:p text:style-name="P190"><text:soft-page-break/><text:a xlink:type="simple" xlink:href="http://www.ibm.com/developerworks/data/library/techarticle/dm-0512greenstein/"><text:span text:style-name="T58">Perl Progamming with DB2 </text:span></text:a></text:p>
        </text:list-item>
        <text:list-item>
          <text:p text:style-name="P190"><text:a xlink:type="simple" xlink:href="ftp://ftp.software.ibm.com/ps/products/db2/info/vr8/pdf/letter/db2ise80.pdf"><text:span text:style-name="T58">Quick Beginnings for DB2 </text:span></text:a></text:p>
        </text:list-item>
      </text:list>
      <text:h text:style-name="Heading_20_1" text:outline-level="1"><text:bookmark text:name="__RefHeading__16022_666694827"/><text:s/>Diagnostics<text:bookmark-end text:name="__RefHeading__16022_666694827"/></text:h>
      <text:p text:style-name="Default_20_Text"/>
      <text:list xml:id="list28244281" text:style-name="L19">
        <text:list-item>
          <text:p text:style-name="P180">“Total Environment Allocation Failure” <text:s/>when running xCAT command to</text:p>
          <text:p text:style-name="P180">the database, such as tabdump. </text:p>
          <text:p text:style-name="P180">echo $DB2INSTANCE <text:s/>should be xcatdb </text:p>
          <text:p text:style-name="P180">Usually loss of critical DB2 Env Var settings for the following:</text:p>
          <text:p text:style-name="P185">DB2INSTANCE=xcatdb <text:s/>( most important) </text:p>
          <text:p text:style-name="P147"><text:span text:style-name="Teletype"><text:span text:style-name="T17">CUR_INSTHOME=/var/lib/db2</text:span></text:span></text:p>
        </text:list-item>
      </text:list>
      <text:list xml:id="list28214724" text:style-name="L20">
        <text:list-header>
          <text:p text:style-name="P148"><text:span text:style-name="Teletype"><text:span text:style-name="T17">DB2DIR=/opt/ibm/db2/V9.7</text:span></text:span></text:p>
          <text:p text:style-name="P148"><text:span text:style-name="Teletype"><text:span text:style-name="T17">INSTHOME=/var/lib/db2</text:span></text:span></text:p>
          <text:p text:style-name="P149"><text:span text:style-name="T8">See:</text:span><text:a xlink:type="simple" xlink:href="http://www.perlmonks.org/?node_id=682626"><text:span text:style-name="T8">http://www.perlmonks.org/?node_id=682626</text:span></text:a></text:p>
          <text:p text:style-name="P149"><text:span text:style-name="T8">See: </text:span><text:span text:style-name="T8"><text:reference-ref text:reference-format="text" text:ref-name="1)Set the db2 instance name for root">Set the db2  environment variables for root </text:reference-ref></text:span></text:p>
          <text:p text:style-name="P150"/>
        </text:list-header>
      </text:list>
      <text:list xml:id="list28383815" text:continue-list="list28244281" text:style-name="L19">
        <text:list-item text:start-value="1">
          <text:p text:style-name="P180"><text:s/>Set diagnostics level in database </text:p>
          <text:p text:style-name="P180"><text:s text:c="2"/>You can up the diagnotics level and watch for database errors in the ~/sqllib/db2dump/db2diag.log <text:s text:c="2"/>and <text:s/>xcatdb.nfy under the xcatdb instance home directory on the DB2 Server. <text:s/></text:p>
          <text:p text:style-name="P180">Run the following to increase <text:s/>the diagnostics level. <text:s/>Note: this should be set back to level 3 <text:s/>after diagnosing the problem, because it affects DB performance.</text:p>
        </text:list-item>
      </text:list>
      <text:p text:style-name="Code_20_Indented"/>
      <text:p text:style-name="P91">On the MN:</text:p>
      <text:p text:style-name="P91"><text:s text:c="3"/>stop the xcat daemon (stopsrc -s xcatd, or service xcatd stop) <text:s/></text:p>
      <text:p text:style-name="P91"><text:s text:c="3"/>su – xcatdb</text:p>
      <text:p text:style-name="P91"><text:s text:c="3"/>db2 update dbm cfg using diaglevel 4 </text:p>
      <text:p text:style-name="P91"><text:s text:c="3"/>db2stop</text:p>
      <text:p text:style-name="P91"><text:s text:c="3"/>db2start</text:p>
      <text:p text:style-name="P91"/>
      <text:h text:style-name="Heading_20_1" text:outline-level="1"><text:bookmark text:name="__RefHeading__16024_666694827"/><text:s/>Appendix A:<text:reference-mark-start text:name="Build  the Perl DBD::DB2 code"/>Building Perl DBD::DB2 code<text:bookmark-end text:name="__RefHeading__16024_666694827"/><text:reference-mark-end text:name="Build  the Perl DBD::DB2 code"/></text:h>
      <text:p text:style-name="Default_20_Text"/>
      <text:p text:style-name="Default_20_Text">If you cannot use the <text:s/><text:span text:style-name="T23">perl-DBD-DB2 rpm </text:span><text:span text:style-name="T25">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1"><text:s/>The level we have tested with is 1.78. <text:s/>If you have an older version, <text:s/>upgrade to 1.78. <text:s/>Some of the older versions do not support the function needed by xCAT. If you have 1.78 installed you can move on to </text:span><text:span text:style-name="T71"><text:reference-ref text:reference-format="text" text:ref-name="Setting up the DB2 Server Instance">Setting up the DB2 Server Instance</text:reference-ref></text:span><text:span text:style-name="T71">. </text:span></text:p>
      <text:p text:style-name="P34">For the build and installation of the Perl DBD::DB2 module follow the instructions below. <text:s/>You can read information about the Perl interface to DB2 at this site. </text:p>
      <text:p text:style-name="P35"><text:soft-page-break/></text:p>
      <text:p text:style-name="P35"><text:a xlink:type="simple" xlink:href="http://www-01.ibm.com/support/docview.wss?rs=71&amp;uid=swg21297335">http://www-01.ibm.com/support/docview.wss?rs=71&amp;uid=swg21297335</text:a></text:p>
      <text:p text:style-name="P46">or </text:p>
      <text:p text:style-name="P48">http://www-01.ibm.com/support/docview.wss?rs=71&amp;uid=swg21297335</text:p>
      <text:p text:style-name="P35"/>
      <text:p text:style-name="P35">You will download <text:s/>the latest DBD:DB2 source code <text:a xlink:type="simple" xlink:href="http://search.cpan.org/~ibmtordb2/">from CPAN.</text:a></text:p>
      <text:p text:style-name="P35"><text:a xlink:type="simple" xlink:href="http://search.cpan.org/~ibmtordb2/"/></text:p>
      <text:p text:style-name="P103"><text:a xlink:type="simple" xlink:href="http://search.cpan.org/~ibmtordb2/"><text:span text:style-name="T38">Note on AIX: you must install the VAC C/C++ compiler, on Linux gcc compiler</text:span></text:a></text:p>
      <text:p text:style-name="P35"><text:a xlink:type="simple" xlink:href="http://search.cpan.org/~ibmtordb2/"/></text:p>
      <text:p text:style-name="P35"/>
      <text:p text:style-name="P35">We will then compile and install <text:s/>it on your machine with the DB2 database you have installed.</text:p>
      <text:p text:style-name="P35"/>
      <text:p text:style-name="Code_20_Indented">mkdir ~/DBD</text:p>
      <text:p text:style-name="Code_20_Indented">cd ~/DBD</text:p>
      <text:p text:style-name="Code_20_Indented">download the current DBD source <text:s/>into ~/DBD </text:p>
      <text:p text:style-name="P17"><text:span text:style-name="T33"><text:s text:c="3"/>wget </text:span><text:span text:style-name="T34">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8"/>
      <text:p text:style-name="Standard">Build and install <text:s/>the Perl DBD:</text:p>
      <text:p text:style-name="Standard"/>
      <text:p text:style-name="P106">On Linux:</text:p>
      <text:p text:style-name="P106"><text:s text:c="5"/>o<text:span text:style-name="T80">n Redhat5</text:span></text:p>
      <text:p text:style-name="Code_20_Indented"><text:s/><text:span text:style-name="T35">DB2_HOME=/opt/ibm/db2/V9.7 DB2LIB=/opt/ibm/db2/V9.7/lib32 perl Makefile.PL</text:span></text:p>
      <text:p text:style-name="P86"/>
      <text:p text:style-name="P18"><text:span text:style-name="T35"><text:s text:c="2"/></text:span><text:span text:style-name="T36">on Redhat6</text:span></text:p>
      <text:p text:style-name="P18"><text:span text:style-name="T36"><text:s text:c="4"/></text:span><text:span text:style-name="T37">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6"/>
      <text:p text:style-name="P87">on SLES</text:p>
      <text:p text:style-name="P86"><text:s/>DB2_HOME=/opt/ibm/db2/V9.7 DB2LIB=/opt/ibm/db2/V9.7/lib64 perl Makefile.PL</text:p>
      <text:p text:style-name="P86"/>
      <text:p text:style-name="P23">On AIX:</text:p>
      <text:p text:style-name="P86">DB2_HOME=/opt/IBM/db2/V9.7 <text:s/>perl Makefile.PL</text:p>
      <text:p text:style-name="P88"/>
      <text:p text:style-name="P23">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text:soft-page-break/>Note: <text:s/>if you are using perl 5.8.8 <text:s/>on AIX <text:s/>(<text:span text:style-name="T31"> AIX61J <text:s text:c="2"/>- <text:s text:c="3"/>AIX61 TL5 <text:s text:c="2"/>(AIX 6.1.5.0) </text:span></text:p>
      <text:p text:style-name="P18"><text:s text:c="5"/>/usr/bin/perl -&gt; /usr/opt/perl5/bin/perl5.8.8</text:p>
      <text:p text:style-name="P18"/>
      <text:p text:style-name="P18"><text:s/>The <text:span text:style-name="T22">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2">If the make does not fail and the Makefile looks correct, </text:span>continue using the 5.8.8 Makefile. <text:s text:c="2"/></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_20_First_20_Indent">
      <style:paragraph-properties fo:margin-left="0in" fo:margin-right="0in" fo:text-indent="0in" style:auto-text-indent="false"/>
      <style:text-properties fo:font-style="normal" fo:font-weight="bold"/>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creator>Lissa  Valletta</dc:creator>
    <dc:date>2010-11-09T08:26:06.51</dc:date>
    <meta:print-date>2009-10-27T14:28:32</meta:print-date>
    <meta:editing-cycles>474</meta:editing-cycles>
    <meta:editing-duration>PT138H54M42S</meta:editing-duration>
    <meta:document-statistic meta:table-count="0" meta:image-count="0" meta:object-count="0" meta:page-count="35" meta:paragraph-count="787" meta:word-count="7222" meta:character-count="46709"/>
    <meta:user-defined meta:name="Info 1"/>
    <meta:user-defined meta:name="Info 2"/>
    <meta:user-defined meta:name="Info 3"/>
    <meta:user-defined meta:name="Info 4"/>
  </office:meta>
</office:document-meta>
</file>